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C9000000F3498B69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8.962cm" fo:margin-left="0.201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1.085cm"/>
    </style:style>
    <style:style style:name="Tabela2.C" style:family="table-column">
      <style:table-column-properties style:column-width="2.117cm"/>
    </style:style>
    <style:style style:name="Tabela2.D" style:family="table-column">
      <style:table-column-properties style:column-width="3.201cm"/>
    </style:style>
    <style:style style:name="Tabela2.E" style:family="table-column">
      <style:table-column-properties style:column-width="1.482cm"/>
    </style:style>
    <style:style style:name="Tabela2.F" style:family="table-column">
      <style:table-column-properties style:column-width="1.614cm"/>
    </style:style>
    <style:style style:name="Tabela2.G" style:family="table-column">
      <style:table-column-properties style:column-width="1.693cm"/>
    </style:style>
    <style:style style:name="Tabela2.H" style:family="table-column">
      <style:table-column-properties style:column-width="2.302cm"/>
    </style:style>
    <style:style style:name="Tabela2.I" style:family="table-column">
      <style:table-column-properties style:column-width="2.663cm"/>
    </style:style>
    <style:style style:name="Tabela2.1" style:family="table-row">
      <style:table-row-properties style:row-height="0.686cm" style:use-optimal-row-height="false"/>
    </style:style>
    <style:style style:name="Tabela2.A1" style:family="table-cell">
      <style:table-cell-properties fo:background-color="#dddddd" fo:padding="0cm" fo:border="0.25pt solid #000000">
        <style:background-image/>
      </style:table-cell-properties>
    </style:style>
    <style:style style:name="Tabela2.2" style:family="table-row">
      <style:table-row-properties style:row-height="1.002cm" style:use-optimal-row-height="false"/>
    </style:style>
    <style:style style:name="Tabela2.A2" style:family="table-cell">
      <style:table-cell-properties fo:padding="0cm" fo:border="0.25pt solid #000000"/>
    </style:style>
    <style:style style:name="Tabela2.B2" style:family="table-cell">
      <style:table-cell-properties fo:padding="0cm" fo:border="0.25pt solid #000000"/>
    </style:style>
    <style:style style:name="Tabela2.C2" style:family="table-cell">
      <style:table-cell-properties fo:padding="0cm" fo:border="0.25pt solid #000000"/>
    </style:style>
    <style:style style:name="Tabela2.D2" style:family="table-cell">
      <style:table-cell-properties fo:padding="0cm" fo:border="0.25pt solid #000000"/>
    </style:style>
    <style:style style:name="Tabela2.E2" style:family="table-cell">
      <style:table-cell-properties fo:padding="0cm" fo:border="0.25pt solid #000000"/>
    </style:style>
    <style:style style:name="Tabela2.F2" style:family="table-cell">
      <style:table-cell-properties fo:padding="0cm" fo:border="0.25pt solid #000000"/>
    </style:style>
    <style:style style:name="Tabela2.G2" style:family="table-cell">
      <style:table-cell-properties fo:padding="0cm" fo:border="0.25pt solid #000000"/>
    </style:style>
    <style:style style:name="Tabela2.H2" style:family="table-cell">
      <style:table-cell-properties fo:padding="0cm" fo:border="0.25pt solid #000000"/>
    </style:style>
    <style:style style:name="Tabela2.I2" style:family="table-cell">
      <style:table-cell-properties fo:padding="0cm" fo:border="0.25pt solid #000000"/>
    </style:style>
    <style:style style:name="Tabela2.3" style:family="table-row">
      <style:table-row-properties style:row-height="0.452cm" style:use-optimal-row-height="false"/>
    </style:style>
    <style:style style:name="Tabela2.A3" style:family="table-cell">
      <style:table-cell-properties fo:padding="0cm" fo:border="0.25pt solid #000000"/>
    </style:style>
    <style:style style:name="Tabela2.B3" style:family="table-cell">
      <style:table-cell-properties fo:padding="0cm" fo:border="0.25pt solid #000000"/>
    </style:style>
    <style:style style:name="Tabela2.C3" style:family="table-cell">
      <style:table-cell-properties fo:padding="0cm" fo:border="0.25pt solid #000000"/>
    </style:style>
    <style:style style:name="Tabela2.D3" style:family="table-cell">
      <style:table-cell-properties fo:padding="0cm" fo:border="0.25pt solid #000000"/>
    </style:style>
    <style:style style:name="Tabela2.E3" style:family="table-cell">
      <style:table-cell-properties fo:padding="0cm" fo:border="0.25pt solid #000000"/>
    </style:style>
    <style:style style:name="Tabela2.F3" style:family="table-cell">
      <style:table-cell-properties fo:padding="0cm" fo:border="0.25pt solid #000000"/>
    </style:style>
    <style:style style:name="Tabela2.G3" style:family="table-cell">
      <style:table-cell-properties fo:padding="0cm" fo:border="0.25pt solid #000000"/>
    </style:style>
    <style:style style:name="Tabela2.H3" style:family="table-cell">
      <style:table-cell-properties fo:padding="0cm" fo:border="0.25pt solid #000000"/>
    </style:style>
    <style:style style:name="Tabela2.I3" style:family="table-cell">
      <style:table-cell-properties fo:padding="0cm" fo:border="0.25pt solid #000000"/>
    </style:style>
    <style:style style:name="Tabela2.A4" style:family="table-cell">
      <style:table-cell-properties fo:padding="0cm" fo:border="0.25pt solid #000000"/>
    </style:style>
    <style:style style:name="Tabela2.B4" style:family="table-cell">
      <style:table-cell-properties fo:padding="0cm" fo:border="0.25pt solid #000000"/>
    </style:style>
    <style:style style:name="Tabela2.C4" style:family="table-cell">
      <style:table-cell-properties fo:padding="0cm" fo:border="0.25pt solid #000000"/>
    </style:style>
    <style:style style:name="Tabela2.D4" style:family="table-cell">
      <style:table-cell-properties fo:padding="0cm" fo:border="0.25pt solid #000000"/>
    </style:style>
    <style:style style:name="Tabela2.E4" style:family="table-cell">
      <style:table-cell-properties fo:padding="0cm" fo:border="0.25pt solid #000000"/>
    </style:style>
    <style:style style:name="Tabela2.F4" style:family="table-cell">
      <style:table-cell-properties fo:padding="0cm" fo:border="0.25pt solid #000000"/>
    </style:style>
    <style:style style:name="Tabela2.G4" style:family="table-cell">
      <style:table-cell-properties fo:padding="0cm" fo:border="0.25pt solid #000000"/>
    </style:style>
    <style:style style:name="Tabela2.H4" style:family="table-cell">
      <style:table-cell-properties fo:padding="0cm" fo:border="0.25pt solid #000000"/>
    </style:style>
    <style:style style:name="Tabela2.I4" style:family="table-cell">
      <style:table-cell-properties fo:padding="0cm" fo:border="0.25pt solid #000000"/>
    </style:style>
    <style:style style:name="Tabela2.5" style:family="table-row">
      <style:table-row-properties style:row-height="0.448cm" style:use-optimal-row-height="false"/>
    </style:style>
    <style:style style:name="Tabela2.A5" style:family="table-cell">
      <style:table-cell-properties fo:padding="0cm" fo:border="0.25pt solid #000000"/>
    </style:style>
    <style:style style:name="Tabela2.B5" style:family="table-cell">
      <style:table-cell-properties fo:padding="0cm" fo:border="0.25pt solid #000000"/>
    </style:style>
    <style:style style:name="Tabela2.C5" style:family="table-cell">
      <style:table-cell-properties fo:padding="0cm" fo:border="0.25pt solid #000000"/>
    </style:style>
    <style:style style:name="Tabela2.D5" style:family="table-cell">
      <style:table-cell-properties fo:padding="0cm" fo:border="0.25pt solid #000000"/>
    </style:style>
    <style:style style:name="Tabela2.E5" style:family="table-cell">
      <style:table-cell-properties fo:padding="0cm" fo:border="0.25pt solid #000000"/>
    </style:style>
    <style:style style:name="Tabela2.F5" style:family="table-cell">
      <style:table-cell-properties fo:padding="0cm" fo:border="0.25pt solid #000000"/>
    </style:style>
    <style:style style:name="Tabela2.G5" style:family="table-cell">
      <style:table-cell-properties fo:padding="0cm" fo:border="0.25pt solid #000000"/>
    </style:style>
    <style:style style:name="Tabela2.H5" style:family="table-cell">
      <style:table-cell-properties fo:padding="0cm" fo:border="0.25pt solid #000000"/>
    </style:style>
    <style:style style:name="Tabela2.I5" style:family="table-cell">
      <style:table-cell-properties fo:padding="0cm" fo:border="0.25pt solid #000000"/>
    </style:style>
    <style:style style:name="Tabela2.A6" style:family="table-cell">
      <style:table-cell-properties fo:padding="0cm" fo:border="0.25pt solid #000000"/>
    </style:style>
    <style:style style:name="Tabela2.B6" style:family="table-cell">
      <style:table-cell-properties fo:padding="0cm" fo:border="0.25pt solid #000000"/>
    </style:style>
    <style:style style:name="Tabela2.C6" style:family="table-cell">
      <style:table-cell-properties fo:padding="0cm" fo:border="0.25pt solid #000000"/>
    </style:style>
    <style:style style:name="Tabela2.D6" style:family="table-cell">
      <style:table-cell-properties fo:padding="0cm" fo:border="0.25pt solid #000000"/>
    </style:style>
    <style:style style:name="Tabela2.E6" style:family="table-cell">
      <style:table-cell-properties fo:padding="0cm" fo:border="0.25pt solid #000000"/>
    </style:style>
    <style:style style:name="Tabela2.F6" style:family="table-cell">
      <style:table-cell-properties fo:padding="0cm" fo:border="0.25pt solid #000000"/>
    </style:style>
    <style:style style:name="Tabela2.G6" style:family="table-cell">
      <style:table-cell-properties fo:padding="0cm" fo:border="0.25pt solid #000000"/>
    </style:style>
    <style:style style:name="Tabela2.H6" style:family="table-cell">
      <style:table-cell-properties fo:padding="0cm" fo:border="0.25pt solid #000000"/>
    </style:style>
    <style:style style:name="Tabela2.I6" style:family="table-cell">
      <style:table-cell-properties fo:padding="0cm" fo:border="0.25pt solid #000000"/>
    </style:style>
    <style:style style:name="Tabela2.A7" style:family="table-cell">
      <style:table-cell-properties fo:padding="0cm" fo:border="0.25pt solid #000000"/>
    </style:style>
    <style:style style:name="Tabela2.B7" style:family="table-cell">
      <style:table-cell-properties fo:padding="0cm" fo:border="0.25pt solid #000000"/>
    </style:style>
    <style:style style:name="Tabela2.C7" style:family="table-cell">
      <style:table-cell-properties fo:padding="0cm" fo:border="0.25pt solid #000000"/>
    </style:style>
    <style:style style:name="Tabela2.D7" style:family="table-cell">
      <style:table-cell-properties fo:padding="0cm" fo:border="0.25pt solid #000000"/>
    </style:style>
    <style:style style:name="Tabela2.E7" style:family="table-cell">
      <style:table-cell-properties fo:padding="0cm" fo:border="0.25pt solid #000000"/>
    </style:style>
    <style:style style:name="Tabela2.F7" style:family="table-cell">
      <style:table-cell-properties fo:padding="0cm" fo:border="0.25pt solid #000000"/>
    </style:style>
    <style:style style:name="Tabela2.G7" style:family="table-cell">
      <style:table-cell-properties fo:padding="0cm" fo:border="0.25pt solid #000000"/>
    </style:style>
    <style:style style:name="Tabela2.H7" style:family="table-cell">
      <style:table-cell-properties fo:padding="0cm" fo:border="0.25pt solid #000000"/>
    </style:style>
    <style:style style:name="Tabela2.I7" style:family="table-cell">
      <style:table-cell-properties fo:padding="0cm" fo:border="0.25pt solid #000000"/>
    </style:style>
    <style:style style:name="Tabela1" style:family="table">
      <style:table-properties style:width="18.997cm" fo:margin-left="0.176cm" fo:margin-top="0cm" fo:margin-bottom="0cm" table:align="left"/>
    </style:style>
    <style:style style:name="Tabela1.A" style:family="table-column">
      <style:table-column-properties style:column-width="0.298cm"/>
    </style:style>
    <style:style style:name="Tabela1.B" style:family="table-column">
      <style:table-column-properties style:column-width="18.699cm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#ddd9c3" fo:padding="0cm" fo:border="0.5pt solid #000001">
        <style:background-image/>
      </style:table-cell-properties>
    </style:style>
    <style:style style:name="Tabela1.2" style:family="table-row">
      <style:table-row-properties style:min-row-height="1.588cm" fo:keep-together="auto"/>
    </style:style>
    <style:style style:name="Tabela1.A2" style:family="table-cell">
      <style:table-cell-properties fo:background-color="#ffffff" fo:padding="0cm" fo:border="0.5pt solid #000001">
        <style:background-image/>
      </style:table-cell-properties>
    </style:style>
    <style:style style:name="Tabela1.3" style:family="table-row">
      <style:table-row-properties style:min-row-height="0.423cm" fo:keep-together="auto"/>
    </style:style>
    <style:style style:name="Tabela1.9" style:family="table-row">
      <style:table-row-properties style:min-row-height="0.425cm" fo:keep-together="auto"/>
    </style:style>
    <style:style style:name="Tabela1.12" style:family="table-row">
      <style:table-row-properties style:min-row-height="0.829cm" fo:keep-together="auto"/>
    </style:style>
    <style:style style:name="Tabela1.A13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ela4" style:family="table">
      <style:table-properties style:width="19.368cm" table:align="margins"/>
    </style:style>
    <style:style style:name="Tabela4.A" style:family="table-column">
      <style:table-column-properties style:column-width="9.684cm" style:rel-column-width="32767*"/>
    </style:style>
    <style:style style:name="Tabela4.B" style:family="table-column">
      <style:table-column-properties style:column-width="9.684cm" style:rel-column-width="32768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line-height="5%"/>
    </style:style>
    <style:style style:name="P2" style:family="paragraph" style:parent-style-name="Textkörper">
      <style:paragraph-properties fo:margin-left="0.035cm" fo:margin-right="0cm" fo:margin-top="0cm" fo:margin-bottom="0cm" style:contextual-spacing="false" fo:line-height="0.395cm" fo:text-indent="0cm" style:auto-text-indent="false">
        <style:tab-stops/>
      </style:paragraph-properties>
    </style:style>
    <style:style style:name="P3" style:family="paragraph" style:parent-style-name="Textkörper">
      <style:paragraph-properties fo:margin-left="0.035cm" fo:margin-right="0.032cm" fo:margin-top="0.005cm" fo:margin-bottom="0cm" style:contextual-spacing="false" fo:line-height="0.395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238cm" fo:margin-right="0cm" fo:margin-top="0.064cm" fo:margin-bottom="0cm" style:contextual-spacing="false" fo:line-height="0.395cm" fo:text-indent="0cm" style:auto-text-indent="false">
        <style:tab-stops/>
      </style:paragraph-properties>
      <style:text-properties officeooo:paragraph-rsid="0062d1b7"/>
    </style:style>
    <style:style style:name="P5" style:family="paragraph" style:parent-style-name="Standard">
      <style:paragraph-properties fo:line-height="5%"/>
      <style:text-properties fo:font-size="1pt" style:font-size-asian="1pt" style:font-size-complex="1pt"/>
    </style:style>
    <style:style style:name="P6" style:family="paragraph" style:parent-style-name="Standard">
      <style:text-properties style:font-name="Calibri" fo:font-size="9.39999961853027pt" fo:language="pt" fo:country="BR" style:font-size-asian="9.39999961853027pt" style:font-size-complex="9.39999961853027pt"/>
    </style:style>
    <style:style style:name="P7" style:family="paragraph" style:parent-style-name="Table_20_Contents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fo:font-size="9.39999961853027pt" fo:language="pt" fo:country="BR" officeooo:paragraph-rsid="0031b515" style:font-name-asian="Arial" style:font-size-asian="9.39999961853027pt" style:font-name-complex="Arial" style:font-size-complex="9.39999961853027pt"/>
    </style:style>
    <style:style style:name="P8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  <style:text-properties style:font-name="Calibri" fo:font-size="9.39999961853027pt" officeooo:paragraph-rsid="004a3c14" style:font-name-asian="Arial" style:font-size-asian="9.39999961853027pt" style:font-name-complex="Arial" style:font-size-complex="9.39999961853027pt"/>
    </style:style>
    <style:style style:name="P9" style:family="paragraph" style:parent-style-name="Standard">
      <style:paragraph-properties fo:margin-left="0cm" fo:margin-right="0cm" fo:margin-top="0.046cm" fo:margin-bottom="0cm" style:contextual-spacing="false" style:line-height-at-least="0.353cm" fo:text-align="center" style:justify-single-word="false" fo:text-indent="0cm" style:auto-text-indent="false">
        <style:tab-stops/>
      </style:paragraph-properties>
      <style:text-properties style:font-name="Calibri" fo:font-size="9.39999961853027pt" officeooo:paragraph-rsid="004a3c14" style:font-name-asian="Arial" style:font-size-asian="9.39999961853027pt" style:font-name-complex="Arial" style:font-size-complex="9.39999961853027pt"/>
    </style:style>
    <style:style style:name="P10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 fo:padding-left="0cm" fo:padding-right="0cm" fo:padding-top="0cm" fo:padding-bottom="0.074cm" fo:border-left="none" fo:border-right="none" fo:border-top="none" fo:border-bottom="0.99pt solid #000000" style:join-border="false">
        <style:tab-stops/>
      </style:paragraph-properties>
      <style:text-properties style:font-name="Calibri" fo:font-size="9.39999961853027pt" officeooo:paragraph-rsid="004a3c14" style:font-name-asian="Arial" style:font-size-asian="9.39999961853027pt" style:font-name-complex="Arial" style:font-size-complex="9.39999961853027pt"/>
    </style:style>
    <style:style style:name="P11" style:family="paragraph" style:parent-style-name="Standard">
      <style:paragraph-properties>
        <style:tab-stops/>
      </style:paragraph-properties>
      <style:text-properties style:font-name="Calibri" fo:font-size="8pt" fo:letter-spacing="normal" fo:language="pt" fo:country="BR" style:text-underline-style="none" fo:font-weight="normal" officeooo:rsid="00203223" officeooo:paragraph-rsid="00203223" style:font-size-asian="8pt" style:font-weight-asian="normal" style:font-size-complex="8pt"/>
    </style:style>
    <style:style style:name="P12" style:family="paragraph" style:parent-style-name="Standard">
      <style:paragraph-properties>
        <style:tab-stops/>
      </style:paragraph-properties>
      <style:text-properties style:font-name="Calibri" fo:font-size="8pt" fo:letter-spacing="normal" fo:language="pt" fo:country="BR" style:text-underline-style="none" fo:font-weight="normal" officeooo:paragraph-rsid="00156c48" style:font-size-asian="8pt" style:font-weight-asian="normal" style:font-size-complex="8pt"/>
    </style:style>
    <style:style style:name="P13" style:family="paragraph" style:parent-style-name="Standard">
      <style:paragraph-properties fo:margin-left="0.18cm" fo:margin-right="0cm" style:line-height-at-least="0.395cm" fo:text-indent="0cm" style:auto-text-indent="false">
        <style:tab-stops/>
      </style:paragraph-properties>
      <style:text-properties style:font-name="Calibri" fo:font-size="8pt" fo:letter-spacing="-0.002cm" fo:language="pt" fo:country="PT" style:text-underline-style="none" fo:font-weight="bold" officeooo:paragraph-rsid="003397c4" style:font-size-asian="8pt" style:font-weight-asian="bold" style:font-size-complex="8pt"/>
    </style:style>
    <style:style style:name="P14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officeooo:paragraph-rsid="0037ae2f" style:font-size-asian="8pt" style:font-size-complex="8pt"/>
    </style:style>
    <style:style style:name="P15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officeooo:paragraph-rsid="003a30ed" style:font-size-asian="8pt" style:font-size-complex="8pt"/>
    </style:style>
    <style:style style:name="P16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4a690" style:font-size-asian="8pt" style:font-size-complex="8pt"/>
    </style:style>
    <style:style style:name="P17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645de" style:font-size-asian="8pt" style:font-size-complex="8pt"/>
    </style:style>
    <style:style style:name="P18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dc134" style:font-size-asian="8pt" style:font-size-complex="8pt"/>
    </style:style>
    <style:style style:name="P19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e43b9" style:font-size-asian="8pt" style:font-size-complex="8pt"/>
    </style:style>
    <style:style style:name="P20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ed068" style:font-size-asian="8pt" style:font-size-complex="8pt"/>
    </style:style>
    <style:style style:name="P21" style:family="paragraph" style:parent-style-name="Standard">
      <style:paragraph-properties fo:margin-left="0.101cm" fo:margin-right="0.101cm" style:line-height-at-least="0.4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officeooo:paragraph-rsid="004e43b9" style:font-size-asian="8pt" style:font-size-complex="8pt"/>
    </style:style>
    <style:style style:name="P22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language="pt" fo:country="BR" fo:font-weight="normal" officeooo:paragraph-rsid="004dc134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style:font-name="Calibri" fo:font-size="8pt" fo:font-weight="normal" officeooo:paragraph-rsid="003ab095" style:font-size-asian="8pt" style:font-weight-asian="normal" style:font-size-complex="8pt" style:font-weight-complex="normal"/>
    </style:style>
    <style:style style:name="P24" style:family="paragraph" style:parent-style-name="Textkörper">
      <style:paragraph-properties fo:margin-left="0.101cm" fo:margin-right="0.101cm" fo:margin-top="0.138cm" fo:margin-bottom="0cm" style:contextual-spacing="false" fo:line-height="97%" fo:text-align="justify" style:justify-single-word="false" fo:text-indent="0cm" style:auto-text-indent="false" style:writing-mode="lr-tb">
        <style:tab-stops>
          <style:tab-stop style:position="0.302cm"/>
        </style:tab-stops>
      </style:paragraph-properties>
      <style:text-properties style:font-name="Calibri" fo:font-size="10pt" officeooo:paragraph-rsid="00156c48" style:font-size-asian="10pt" style:font-size-complex="10pt"/>
    </style:style>
    <style:style style:name="P25" style:family="paragraph" style:parent-style-name="Standard">
      <style:paragraph-properties fo:margin-left="0cm" fo:margin-right="0cm" fo:margin-top="0.078cm" fo:margin-bottom="0cm" style:contextual-spacing="false" fo:text-align="justify" style:justify-single-word="false" fo:text-indent="0cm" style:auto-text-indent="false"/>
      <style:text-properties style:font-name="Calibri" fo:font-size="9pt" fo:language="pt" fo:country="BR" officeooo:paragraph-rsid="0067aebb" style:font-size-asian="9pt" style:font-size-complex="9pt"/>
    </style:style>
    <style:style style:name="P26" style:family="paragraph" style:parent-style-name="Standard">
      <style:text-properties style:font-name="Times New Roman" fo:font-size="4.5pt" fo:language="pt" fo:country="BR" style:font-name-asian="Times New Roman" style:font-size-asian="4.5pt" style:font-name-complex="Times New Roman" style:font-size-complex="4.5pt"/>
    </style:style>
    <style:style style:name="P27" style:family="paragraph" style:parent-style-name="Standard">
      <style:paragraph-properties fo:margin-left="0.205cm" fo:margin-right="0cm" style:line-height-at-least="0.353cm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.203cm" fo:margin-right="0cm" style:line-height-at-least="0.353cm" fo:text-indent="0cm" style:auto-text-indent="false">
        <style:tab-stops/>
      </style:paragraph-properties>
    </style:style>
    <style:style style:name="P29" style:family="paragraph" style:parent-style-name="Textkörper">
      <style:paragraph-properties fo:margin-left="0.238cm" fo:margin-right="0cm" fo:margin-top="0.118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30" style:family="paragraph" style:parent-style-name="Textkörper">
      <style:paragraph-properties fo:margin-left="0.238cm" fo:margin-right="0cm" fo:margin-top="0.29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66107"/>
    </style:style>
    <style:style style:name="P31" style:family="paragraph" style:parent-style-name="Textkörper">
      <style:paragraph-properties fo:margin-left="0.238cm" fo:margin-right="0cm" fo:margin-top="0.101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6d0af5"/>
    </style:style>
    <style:style style:name="P32" style:family="paragraph" style:parent-style-name="Textkörper">
      <style:paragraph-properties fo:margin-left="0.238cm" fo:margin-right="0cm" fo:text-indent="0cm" style:auto-text-indent="false">
        <style:tab-stops>
          <style:tab-stop style:position="8.982cm"/>
        </style:tab-stops>
      </style:paragraph-properties>
    </style:style>
    <style:style style:name="P33" style:family="paragraph" style:parent-style-name="Textkörper">
      <style:paragraph-properties fo:margin-left="0.24cm" fo:margin-right="0cm" fo:margin-top="0.143cm" fo:margin-bottom="0cm" style:contextual-spacing="false" fo:line-height="0.399cm" fo:text-align="justify" style:justify-single-word="false" fo:text-indent="0cm" style:auto-text-indent="false">
        <style:tab-stops/>
      </style:paragraph-properties>
    </style:style>
    <style:style style:name="P34" style:family="paragraph" style:parent-style-name="Textkörper">
      <style:paragraph-properties fo:margin-left="0.24cm" fo:margin-right="0cm" fo:margin-top="0.132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51791e"/>
    </style:style>
    <style:style style:name="P35" style:family="paragraph" style:parent-style-name="Table_20_Paragraph">
      <style:paragraph-properties fo:margin-left="0cm" fo:margin-right="0cm" fo:margin-top="0.13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left="0.055cm" fo:margin-right="0cm" fo:margin-top="0.28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37" style:family="paragraph" style:parent-style-name="Table_20_Paragraph">
      <style:paragraph-properties fo:margin-left="0.101cm" fo:margin-right="0cm" fo:margin-top="0.288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60620c"/>
    </style:style>
    <style:style style:name="P39" style:family="paragraph" style:parent-style-name="Table_20_Paragraph">
      <style:paragraph-properties fo:margin-top="0.288cm" fo:margin-bottom="0cm" style:contextual-spacing="false" fo:text-align="center" style:justify-single-word="false"/>
    </style:style>
    <style:style style:name="P40" style:family="paragraph" style:parent-style-name="Table_20_Paragraph">
      <style:paragraph-properties fo:margin-left="0.136cm" fo:margin-right="0.134cm" fo:margin-top="0.081cm" fo:margin-bottom="0cm" style:contextual-spacing="false" fo:line-height="0.279cm" fo:text-align="center" style:justify-single-word="false" fo:text-indent="0.064cm" style:auto-text-indent="false">
        <style:tab-stops/>
      </style:paragraph-properties>
    </style:style>
    <style:style style:name="P41" style:family="paragraph" style:parent-style-name="Standard">
      <style:paragraph-properties fo:margin-left="0cm" fo:margin-right="0cm" fo:margin-top="0.097cm" fo:margin-bottom="0cm" style:contextual-spacing="false" fo:text-indent="0cm" style:auto-text-indent="false">
        <style:tab-stops>
          <style:tab-stop style:position="5.958cm"/>
          <style:tab-stop style:position="14.129cm"/>
        </style:tab-stops>
      </style:paragraph-properties>
    </style:style>
    <style:style style:name="P42" style:family="paragraph" style:parent-style-name="Table_20_Paragraph">
      <style:paragraph-properties fo:margin-left="0.365cm" fo:margin-right="0.328cm" fo:margin-top="0.187cm" fo:margin-bottom="0cm" style:contextual-spacing="false" fo:line-height="0.314cm" fo:text-align="center" style:justify-single-word="false" fo:text-indent="-0.032cm" style:auto-text-indent="false">
        <style:tab-stops/>
      </style:paragraph-properties>
    </style:style>
    <style:style style:name="P43" style:family="paragraph" style:parent-style-name="Table_20_Paragraph">
      <style:paragraph-properties fo:margin-left="0.45cm" fo:margin-right="0.446cm" fo:margin-top="0.187cm" fo:margin-bottom="0cm" style:contextual-spacing="false" fo:line-height="0.314cm" fo:text-align="center" style:justify-single-word="false" fo:text-indent="0.134cm" style:auto-text-indent="false">
        <style:tab-stops/>
      </style:paragraph-properties>
    </style:style>
    <style:style style:name="P44" style:family="paragraph" style:parent-style-name="Table_20_Paragraph">
      <style:paragraph-properties fo:margin-left="0.365cm" fo:margin-right="0.328cm" fo:margin-top="0.187cm" fo:margin-bottom="0cm" style:contextual-spacing="false" fo:line-height="0.314cm" fo:text-align="center" style:justify-single-word="false" fo:text-indent="-0.028cm" style:auto-text-indent="false" style:writing-mode="lr-tb">
        <style:tab-stops/>
      </style:paragraph-properties>
    </style:style>
    <style:style style:name="P45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officeooo:paragraph-rsid="003397c4"/>
    </style:style>
    <style:style style:name="P46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officeooo:paragraph-rsid="00340dfc"/>
    </style:style>
    <style:style style:name="P47" style:family="paragraph" style:parent-style-name="Standard">
      <style:paragraph-properties fo:margin-left="0.101cm" fo:margin-right="0.101cm" style:line-height-at-least="0.399cm" fo:text-align="justify" style:justify-single-word="false" fo:text-indent="0cm" style:auto-text-indent="false" style:writing-mode="lr-tb">
        <style:tab-stops/>
      </style:paragraph-properties>
      <style:text-properties officeooo:paragraph-rsid="004ed068"/>
    </style:style>
    <style:style style:name="P48" style:family="paragraph" style:parent-style-name="Table_20_Paragraph">
      <style:paragraph-properties fo:margin-left="0.266cm" fo:margin-right="0.219cm" fo:margin-top="0.191cm" fo:margin-bottom="0cm" style:contextual-spacing="false" fo:line-height="0.31cm" fo:text-align="center" style:justify-single-word="false" fo:text-indent="-0.042cm" style:auto-text-indent="false" style:writing-mode="lr-tb">
        <style:tab-stops/>
      </style:paragraph-properties>
    </style:style>
    <style:style style:name="P49" style:family="paragraph" style:parent-style-name="Standard">
      <style:paragraph-properties fo:margin-left="0cm" fo:margin-right="0cm" fo:margin-top="0.078cm" fo:margin-bottom="0cm" style:contextual-spacing="false" fo:text-align="justify" style:justify-single-word="false" fo:text-indent="0cm" style:auto-text-indent="false"/>
      <style:text-properties officeooo:paragraph-rsid="0067aebb" fo:background-color="transparent"/>
    </style:style>
    <style:style style:name="P50" style:family="paragraph" style:parent-style-name="Standard" style:master-page-name="MP0">
      <style:paragraph-properties fo:margin-top="0.002cm" fo:margin-bottom="0cm" style:contextual-spacing="false" style:page-number="auto"/>
      <style:text-properties style:font-name="Times New Roman" fo:font-size="3pt" fo:language="pt" fo:country="BR" style:font-name-asian="Times New Roman" style:font-size-asian="3pt" style:font-name-complex="Times New Roman" style:font-size-complex="3pt"/>
    </style:style>
    <style:style style:name="P51" style:family="paragraph" style:parent-style-name="Standard" style:list-style-name="L1">
      <style:paragraph-properties fo:margin-left="0cm" fo:margin-right="0cm" style:line-height-at-least="0.395cm" fo:text-align="center" style:justify-single-word="false" fo:text-indent="0cm" style:auto-text-indent="false">
        <style:tab-stops/>
      </style:paragraph-properties>
      <style:text-properties style:font-name="Calibri" fo:font-size="8pt" fo:letter-spacing="0.002cm" fo:language="pt" fo:country="BR" style:text-underline-style="none" fo:font-weight="bold" officeooo:paragraph-rsid="00156c48" style:font-size-asian="8pt" style:font-weight-asian="bold" style:font-size-complex="8pt"/>
    </style:style>
    <style:style style:name="P52" style:family="paragraph" style:parent-style-name="Standard">
      <style:text-properties style:font-name="Calibri" fo:font-size="9.39999961853027pt" fo:language="pt" fo:country="BR" officeooo:rsid="006d7e82" officeooo:paragraph-rsid="006d7e82" style:font-size-asian="9.39999961853027pt" style:font-size-complex="9.39999961853027pt"/>
    </style:style>
    <style:style style:name="P53" style:family="paragraph" style:parent-style-name="Standard" style:master-page-name="">
      <style:paragraph-properties fo:margin-left="0.203cm" fo:margin-right="0cm" style:line-height-at-least="0.353cm" fo:text-indent="0cm" style:auto-text-indent="false" style:page-number="auto" fo:break-before="auto" fo:break-after="auto">
        <style:tab-stops/>
      </style:paragraph-properties>
      <style:text-properties style:font-name="Calibri" fo:font-size="9.39999961853027pt" fo:language="pt" fo:country="BR" officeooo:rsid="00142d9c" officeooo:paragraph-rsid="00142d9c" style:font-name-asian="Times New Roman" style:font-size-asian="9.39999961853027pt" style:font-name-complex="Times New Roman" style:font-size-complex="9.39999961853027pt"/>
    </style:style>
    <style:style style:name="P54" style:family="paragraph" style:parent-style-name="Standard">
      <style:paragraph-properties fo:margin-left="0.203cm" fo:margin-right="0cm" style:line-height-at-least="0.353cm" fo:text-indent="0cm" style:auto-text-indent="false">
        <style:tab-stops/>
      </style:paragraph-properties>
      <style:text-properties style:font-name="Calibri" fo:font-size="9.39999961853027pt" fo:language="pt" fo:country="BR" officeooo:rsid="00142d9c" officeooo:paragraph-rsid="00142d9c" style:font-name-asian="Times New Roman" style:font-size-asian="9.39999961853027pt" style:font-name-complex="Times New Roman" style:font-size-complex="9.39999961853027pt"/>
    </style:style>
    <style:style style:name="P55" style:family="paragraph" style:parent-style-name="Standard">
      <style:paragraph-properties fo:margin-left="0cm" fo:margin-right="0cm" fo:margin-top="0.046cm" fo:margin-bottom="0cm" style:contextual-spacing="false" style:line-height-at-least="0.353cm" fo:text-align="end" style:justify-single-word="false" fo:text-indent="0cm" style:auto-text-indent="false">
        <style:tab-stops/>
      </style:paragraph-properties>
      <style:text-properties officeooo:paragraph-rsid="0031b515"/>
    </style:style>
    <style:style style:name="P56" style:family="paragraph" style:parent-style-name="Standard">
      <style:paragraph-properties fo:margin-left="0.24cm" fo:margin-right="0cm" fo:margin-top="0.046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6d7e82"/>
    </style:style>
    <style:style style:name="P57" style:family="paragraph" style:parent-style-name="Textkörper">
      <style:paragraph-properties fo:margin-left="0.238cm" fo:margin-right="0cm" fo:margin-top="0.095cm" fo:margin-bottom="0cm" style:contextual-spacing="false" fo:text-indent="0cm" style:auto-text-indent="false">
        <style:tab-stops>
          <style:tab-stop style:position="8.982cm"/>
        </style:tab-stops>
      </style:paragraph-properties>
      <style:text-properties officeooo:paragraph-rsid="006d7e82"/>
    </style:style>
    <style:style style:name="P58" style:family="paragraph" style:parent-style-name="Textkörper">
      <style:paragraph-properties fo:margin-left="0.238cm" fo:margin-right="0cm" fo:margin-top="0.074cm" fo:margin-bottom="0cm" style:contextual-spacing="false" fo:text-indent="0cm" style:auto-text-indent="false">
        <style:tab-stops>
          <style:tab-stop style:position="8.982cm"/>
        </style:tab-stops>
      </style:paragraph-properties>
      <style:text-properties officeooo:paragraph-rsid="006d7e82"/>
    </style:style>
    <style:style style:name="P59" style:family="paragraph">
      <loext:graphic-properties draw:fill="solid" draw:fill-color="#dddddd" draw:opacity="100%"/>
      <style:paragraph-properties style:writing-mode="lr-tb"/>
    </style:style>
    <style:style style:name="P60" style:family="paragraph">
      <loext:graphic-properties draw:fill="none"/>
      <style:paragraph-properties style:writing-mode="lr-tb"/>
    </style:style>
    <style:style style:name="P61" style:family="paragraph">
      <style:paragraph-properties fo:margin-left="0.004cm" fo:margin-right="0cm" fo:margin-top="0.173cm" fo:margin-bottom="0cm" fo:text-align="center" fo:text-indent="0cm" loext:tab-stop-distance="0cm">
        <style:tab-stops/>
      </style:paragraph-properties>
    </style:style>
    <style:style style:name="P62" style:family="paragraph">
      <style:paragraph-properties fo:margin-left="0cm" fo:margin-right="0.005cm" fo:margin-top="0.194cm" fo:margin-bottom="0cm" fo:text-align="center" fo:text-indent="0cm"/>
    </style:style>
    <style:style style:name="P63" style:family="paragraph">
      <loext:graphic-properties draw:fill="none"/>
    </style:style>
    <style:style style:name="T1" style:family="text">
      <style:text-properties style:font-name="Times New Roman" fo:letter-spacing="0.104cm" style:text-scale="99%"/>
    </style:style>
    <style:style style:name="T2" style:family="text">
      <style:text-properties style:font-name="Times New Roman" fo:font-size="10pt" fo:font-weight="bold" style:font-size-asian="10pt" style:font-weight-asian="bold"/>
    </style:style>
    <style:style style:name="T3" style:family="text">
      <style:text-properties style:font-name="Times New Roman" fo:font-size="10pt" fo:letter-spacing="-0.002cm" fo:font-weight="bold" style:font-size-asian="10pt" style:font-weight-asian="bold"/>
    </style:style>
    <style:style style:name="T4" style:family="text">
      <style:text-properties style:font-name="Times New Roman" fo:font-size="10pt" fo:language="pt" fo:country="BR" style:font-name-asian="Times New Roman" style:font-size-asian="10pt" style:language-asian="de" style:country-asian="AT" style:font-name-complex="Times New Roman" style:font-size-complex="10pt"/>
    </style:style>
    <style:style style:name="T5" style:family="text">
      <style:text-properties fo:letter-spacing="-0.002cm" style:text-underline-style="none" fo:font-weight="bold" style:font-weight-asian="bold" style:font-weight-complex="bold"/>
    </style:style>
    <style:style style:name="T6" style:family="text">
      <style:text-properties fo:letter-spacing="-0.002cm" style:text-underline-style="none" fo:font-weight="bold" officeooo:rsid="00156c48" style:font-weight-asian="bold" style:font-weight-complex="bold"/>
    </style:style>
    <style:style style:name="T7" style:family="text">
      <style:text-properties fo:letter-spacing="-0.002cm" style:text-underline-style="none" fo:font-weight="bold" officeooo:rsid="001684e2" style:font-weight-asian="bold" style:font-weight-complex="bold"/>
    </style:style>
    <style:style style:name="T8" style:family="text">
      <style:text-properties fo:letter-spacing="-0.002cm" style:text-underline-style="none" fo:font-weight="bold" officeooo:rsid="00166686" style:font-weight-asian="bold" style:font-weight-complex="bold"/>
    </style:style>
    <style:style style:name="T9" style:family="text">
      <style:text-properties fo:letter-spacing="-0.002cm" style:text-underline-style="none" fo:font-weight="bold" officeooo:rsid="0015b01e" style:font-weight-asian="bold" style:font-weight-complex="bold"/>
    </style:style>
    <style:style style:name="T10" style:family="text">
      <style:text-properties fo:letter-spacing="-0.002cm" style:text-underline-style="none" fo:font-weight="bold" officeooo:rsid="0060ed4c" style:font-weight-asian="bold" style:font-weight-complex="bold"/>
    </style:style>
    <style:style style:name="T11" style:family="text">
      <style:text-properties fo:letter-spacing="-0.002cm" style:text-underline-style="none" fo:font-weight="bold" officeooo:rsid="0025f55d" style:font-weight-asian="bold"/>
    </style:style>
    <style:style style:name="T12" style:family="text">
      <style:text-properties fo:letter-spacing="-0.002cm" style:text-underline-style="none" fo:font-weight="bold" officeooo:rsid="0029773e" style:font-weight-asian="bold"/>
    </style:style>
    <style:style style:name="T13" style:family="text">
      <style:text-properties fo:letter-spacing="-0.002cm" style:text-underline-style="none" fo:font-weight="bold" officeooo:rsid="005585da" style:font-weight-asian="bold"/>
    </style:style>
    <style:style style:name="T14" style:family="text">
      <style:text-properties fo:letter-spacing="-0.002cm" style:text-underline-style="none" fo:font-weight="bold" officeooo:rsid="005d1024" style:font-weight-asian="bold"/>
    </style:style>
    <style:style style:name="T15" style:family="text">
      <style:text-properties fo:letter-spacing="-0.002cm" style:text-underline-style="none" fo:font-weight="bold" officeooo:rsid="0067aebb" style:font-weight-asian="bold"/>
    </style:style>
    <style:style style:name="T16" style:family="text">
      <style:text-properties fo:letter-spacing="-0.002cm" style:text-underline-style="none" fo:font-weight="normal" style:font-weight-asian="normal"/>
    </style:style>
    <style:style style:name="T17" style:family="text">
      <style:text-properties fo:letter-spacing="-0.002cm" style:text-underline-style="none" fo:font-weight="normal" officeooo:rsid="00156c48" style:font-weight-asian="normal" style:font-weight-complex="bold"/>
    </style:style>
    <style:style style:name="T18" style:family="text">
      <style:text-properties fo:letter-spacing="-0.002cm" style:text-underline-style="none" fo:font-weight="normal" officeooo:rsid="001684e2" style:font-weight-asian="normal" style:font-weight-complex="bold"/>
    </style:style>
    <style:style style:name="T19" style:family="text">
      <style:text-properties fo:letter-spacing="-0.002cm" style:text-underline-style="none" fo:font-weight="normal" officeooo:rsid="00166686" style:font-weight-asian="normal" style:font-weight-complex="bold"/>
    </style:style>
    <style:style style:name="T20" style:family="text">
      <style:text-properties fo:letter-spacing="-0.002cm" style:text-underline-style="none" fo:font-weight="normal" officeooo:rsid="0015b01e" style:font-weight-asian="normal" style:font-weight-complex="bold"/>
    </style:style>
    <style:style style:name="T21" style:family="text">
      <style:text-properties fo:letter-spacing="-0.002cm" style:text-underline-style="none" fo:font-weight="normal" officeooo:rsid="00156c48" style:font-weight-asian="normal" style:font-weight-complex="normal"/>
    </style:style>
    <style:style style:name="T22" style:family="text">
      <style:text-properties fo:letter-spacing="-0.002cm" style:text-underline-style="none" fo:font-weight="normal" officeooo:rsid="00166686" style:font-weight-asian="normal"/>
    </style:style>
    <style:style style:name="T23" style:family="text">
      <style:text-properties fo:letter-spacing="-0.002cm" style:text-underline-style="none" fo:font-weight="normal" officeooo:rsid="0015b01e" style:font-weight-asian="normal"/>
    </style:style>
    <style:style style:name="T24" style:family="text">
      <style:text-properties fo:letter-spacing="-0.002cm" style:text-underline-style="none" fo:font-weight="normal" officeooo:rsid="001684e2" style:font-weight-asian="normal"/>
    </style:style>
    <style:style style:name="T25" style:family="text">
      <style:text-properties fo:letter-spacing="-0.002cm" style:text-underline-style="none" officeooo:rsid="00156c48"/>
    </style:style>
    <style:style style:name="T26" style:family="text">
      <style:text-properties fo:letter-spacing="-0.002cm" fo:language="pt" fo:country="BR" style:text-underline-style="none" fo:font-weight="bold" officeooo:rsid="00156c48" style:font-weight-asian="bold" style:font-weight-complex="bold"/>
    </style:style>
    <style:style style:name="T27" style:family="text">
      <style:text-properties fo:letter-spacing="-0.002cm" fo:language="pt" fo:country="BR" style:text-underline-style="none" fo:font-weight="bold" officeooo:rsid="001684e2" style:font-weight-asian="bold" style:font-weight-complex="bold"/>
    </style:style>
    <style:style style:name="T28" style:family="text">
      <style:text-properties fo:letter-spacing="-0.002cm" fo:language="pt" fo:country="BR" style:text-underline-style="none" fo:font-weight="bold" officeooo:rsid="003928b5" style:font-weight-asian="bold" style:font-weight-complex="bold"/>
    </style:style>
    <style:style style:name="T29" style:family="text">
      <style:text-properties fo:letter-spacing="-0.002cm" fo:language="pt" fo:country="BR" style:text-underline-style="none" fo:font-weight="normal" officeooo:rsid="00156c48" style:font-weight-asian="normal" style:font-weight-complex="bold"/>
    </style:style>
    <style:style style:name="T30" style:family="text">
      <style:text-properties fo:letter-spacing="-0.002cm" fo:language="pt" fo:country="BR" style:text-underline-style="none" fo:font-weight="normal" officeooo:rsid="001684e2" style:font-weight-asian="normal" style:font-weight-complex="bold"/>
    </style:style>
    <style:style style:name="T31" style:family="text">
      <style:text-properties fo:letter-spacing="-0.002cm" fo:language="pt" fo:country="BR" style:text-underline-style="none" fo:font-weight="normal" officeooo:rsid="00156c48" style:font-weight-asian="normal" style:font-weight-complex="normal"/>
    </style:style>
    <style:style style:name="T32" style:family="text">
      <style:text-properties fo:letter-spacing="-0.002cm" fo:language="pt" fo:country="BR" style:text-underline-style="none" officeooo:rsid="00156c48"/>
    </style:style>
    <style:style style:name="T33" style:family="text">
      <style:text-properties fo:letter-spacing="-0.002cm" fo:language="pt" fo:country="BR" officeooo:rsid="0036a238"/>
    </style:style>
    <style:style style:name="T34" style:family="text">
      <style:text-properties fo:letter-spacing="-0.002cm" fo:language="pt" fo:country="BR" fo:font-weight="bold" officeooo:rsid="0017f4fd" style:font-weight-asian="bold" style:font-weight-complex="bold"/>
    </style:style>
    <style:style style:name="T35" style:family="text">
      <style:text-properties fo:letter-spacing="-0.002cm" fo:language="pt" fo:country="BR" fo:font-weight="bold" officeooo:rsid="00203223" style:font-weight-asian="bold" style:font-weight-complex="bold"/>
    </style:style>
    <style:style style:name="T36" style:family="text">
      <style:text-properties fo:letter-spacing="-0.002cm" fo:language="pt" fo:country="BR" officeooo:rsid="0017f4fd"/>
    </style:style>
    <style:style style:name="T37" style:family="text">
      <style:text-properties fo:letter-spacing="-0.002cm" style:text-underline-style="solid" style:text-underline-width="auto" style:text-underline-color="font-color" fo:font-weight="bold" officeooo:rsid="0025f55d" style:font-weight-asian="bold"/>
    </style:style>
    <style:style style:name="T38" style:family="text">
      <style:text-properties fo:letter-spacing="-0.002cm" style:text-underline-style="solid" style:text-underline-width="auto" style:text-underline-color="font-color" fo:font-weight="bold" officeooo:rsid="0063ec7c" style:font-weight-asian="bold"/>
    </style:style>
    <style:style style:name="T39" style:family="text">
      <style:text-properties fo:letter-spacing="-0.004cm" fo:language="pt" fo:country="BR" officeooo:rsid="0017f4fd"/>
    </style:style>
    <style:style style:name="T40" style:family="text">
      <style:text-properties style:font-name="Arial" fo:font-size="10pt" fo:letter-spacing="-0.002cm" fo:font-weight="bold" style:font-size-asian="10pt" style:font-weight-asian="bold"/>
    </style:style>
    <style:style style:name="T41" style:family="text">
      <style:text-properties style:font-name="Arial" fo:font-size="10pt" fo:letter-spacing="-0.002cm" fo:font-weight="bold" officeooo:rsid="00221d4a" style:font-size-asian="10pt" style:font-weight-asian="bold"/>
    </style:style>
    <style:style style:name="T42" style:family="text">
      <style:text-properties style:font-name="Arial" fo:font-size="10pt" fo:letter-spacing="-0.007cm" fo:font-weight="bold" style:font-size-asian="10pt" style:font-weight-asian="bold"/>
    </style:style>
    <style:style style:name="T43" style:family="text">
      <style:text-properties style:font-name="Arial" fo:font-size="10pt" fo:letter-spacing="-0.005cm" fo:font-weight="bold" style:font-size-asian="10pt" style:font-weight-asian="bold"/>
    </style:style>
    <style:style style:name="T44" style:family="text">
      <style:text-properties style:font-name="Calibri" fo:font-size="9.39999961853027pt" fo:letter-spacing="-0.002cm" fo:language="pt" fo:country="BR" style:font-size-asian="9.39999961853027pt" style:font-size-complex="9.39999961853027pt"/>
    </style:style>
    <style:style style:name="T45" style:family="text">
      <style:text-properties style:font-name="Calibri" fo:font-size="9.39999961853027pt" fo:letter-spacing="-0.002cm" fo:language="pt" fo:country="BR" style:font-size-asian="9.39999961853027pt" style:font-size-complex="9.39999961853027pt" style:text-scale="95%"/>
    </style:style>
    <style:style style:name="T46" style:family="text">
      <style:text-properties style:font-name="Calibri" fo:font-size="9.39999961853027pt" fo:letter-spacing="-0.002cm" fo:language="pt" fo:country="BR" officeooo:rsid="002d5c22" style:font-size-asian="9.39999961853027pt" style:font-size-complex="9.39999961853027pt" style:text-scale="95%"/>
    </style:style>
    <style:style style:name="T47" style:family="text">
      <style:text-properties style:font-name="Calibri" fo:font-size="9.39999961853027pt" fo:letter-spacing="-0.002cm" fo:language="pt" fo:country="BR" officeooo:rsid="00142d9c" style:font-size-asian="9.39999961853027pt" style:font-size-complex="9.39999961853027pt" style:text-scale="95%"/>
    </style:style>
    <style:style style:name="T48" style:family="text">
      <style:text-properties style:font-name="Calibri" fo:font-size="9.39999961853027pt" fo:letter-spacing="-0.002cm" fo:language="pt" fo:country="BR" officeooo:rsid="006d7e82" style:font-size-asian="9.39999961853027pt" style:font-size-complex="9.39999961853027pt" style:text-scale="95%"/>
    </style:style>
    <style:style style:name="T49" style:family="text">
      <style:text-properties style:font-name="Calibri" fo:font-size="9.39999961853027pt" fo:letter-spacing="-0.002cm" fo:language="pt" fo:country="BR" officeooo:rsid="002d0800" style:font-size-asian="9.39999961853027pt" style:font-size-complex="9.39999961853027pt"/>
    </style:style>
    <style:style style:name="T50" style:family="text">
      <style:text-properties style:font-name="Calibri" fo:font-size="9.39999961853027pt" fo:letter-spacing="-0.002cm" fo:language="pt" fo:country="BR" officeooo:rsid="0051791e" style:font-size-asian="9.39999961853027pt" style:font-size-complex="9.39999961853027pt"/>
    </style:style>
    <style:style style:name="T51" style:family="text">
      <style:text-properties style:font-name="Calibri" fo:font-size="9.39999961853027pt" fo:letter-spacing="-0.002cm" fo:language="pt" fo:country="BR" officeooo:rsid="0060620c" style:font-size-asian="9.39999961853027pt" style:font-size-complex="9.39999961853027pt"/>
    </style:style>
    <style:style style:name="T52" style:family="text">
      <style:text-properties style:font-name="Calibri" fo:font-size="9.39999961853027pt" fo:letter-spacing="-0.002cm" fo:language="pt" fo:country="BR" officeooo:rsid="0060ed4c" style:font-size-asian="9.39999961853027pt" style:font-size-complex="9.39999961853027pt"/>
    </style:style>
    <style:style style:name="T53" style:family="text">
      <style:text-properties style:font-name="Calibri" fo:font-size="9.39999961853027pt" fo:letter-spacing="-0.002cm" fo:language="pt" fo:country="BR" officeooo:rsid="0062d1b7" style:font-size-asian="9.39999961853027pt" style:font-size-complex="9.39999961853027pt"/>
    </style:style>
    <style:style style:name="T54" style:family="text">
      <style:text-properties style:font-name="Calibri" fo:font-size="9.39999961853027pt" fo:letter-spacing="-0.002cm" fo:language="pt" fo:country="BR" officeooo:rsid="006d0af5" style:font-size-asian="9.39999961853027pt" style:font-size-complex="9.39999961853027pt"/>
    </style:style>
    <style:style style:name="T55" style:family="text">
      <style:text-properties style:font-name="Calibri" fo:font-size="9.39999961853027pt" fo:letter-spacing="-0.002cm" fo:language="pt" fo:country="BR" officeooo:rsid="006c289a" style:font-size-asian="9.39999961853027pt" style:font-size-complex="9.39999961853027pt"/>
    </style:style>
    <style:style style:name="T56" style:family="text">
      <style:text-properties style:font-name="Calibri" fo:font-size="9.39999961853027pt" fo:letter-spacing="-0.002cm" fo:language="pt" fo:country="BR" officeooo:rsid="006d7e82" style:font-size-asian="9.39999961853027pt" style:font-size-complex="9.39999961853027pt"/>
    </style:style>
    <style:style style:name="T57" style:family="text">
      <style:text-properties style:font-name="Calibri" fo:font-size="9.39999961853027pt" fo:letter-spacing="-0.002cm" fo:language="pt" fo:country="BR" fo:font-weight="bold" style:font-size-asian="9.39999961853027pt" style:font-weight-asian="bold" style:font-size-complex="9.39999961853027pt"/>
    </style:style>
    <style:style style:name="T58" style:family="text">
      <style:text-properties style:font-name="Calibri" fo:font-size="9.39999961853027pt" fo:letter-spacing="-0.002cm" fo:language="pt" fo:country="BR" fo:font-weight="bold" style:font-size-asian="9.39999961853027pt" style:font-weight-asian="bold" style:font-size-complex="9.39999961853027pt" style:font-weight-complex="bold"/>
    </style:style>
    <style:style style:name="T59" style:family="text">
      <style:text-properties style:font-name="Calibri" fo:font-size="9.39999961853027pt" fo:letter-spacing="-0.002cm" fo:language="pt" fo:country="BR" fo:font-weight="bold" style:font-size-asian="9.39999961853027pt" style:font-weight-asian="bold" style:font-size-complex="9.39999961853027pt" style:font-weight-complex="bold" style:text-scale="95%"/>
    </style:style>
    <style:style style:name="T60" style:family="text">
      <style:text-properties style:font-name="Calibri" fo:font-size="9.39999961853027pt" fo:letter-spacing="-0.002cm" fo:language="pt" fo:country="BR" fo:font-weight="bold" officeooo:rsid="006d7e82" style:font-size-asian="9.39999961853027pt" style:font-weight-asian="bold" style:font-size-complex="9.39999961853027pt" style:font-weight-complex="bold" style:text-scale="95%"/>
    </style:style>
    <style:style style:name="T61" style:family="text">
      <style:text-properties style:font-name="Calibri" fo:font-size="9.39999961853027pt" fo:letter-spacing="-0.002cm" fo:language="pt" fo:country="BR" fo:font-weight="bold" officeooo:rsid="002d0800" style:font-size-asian="9.39999961853027pt" style:font-weight-asian="bold" style:font-size-complex="9.39999961853027pt" style:font-weight-complex="bold"/>
    </style:style>
    <style:style style:name="T62" style:family="text">
      <style:text-properties style:font-name="Calibri" fo:font-size="9.39999961853027pt" fo:letter-spacing="-0.002cm" fo:language="pt" fo:country="BR" fo:font-weight="bold" officeooo:rsid="006d7e82" style:font-size-asian="9.39999961853027pt" style:font-weight-asian="bold" style:font-size-complex="9.39999961853027pt" style:font-weight-complex="bold"/>
    </style:style>
    <style:style style:name="T63" style:family="text">
      <style:text-properties style:font-name="Calibri" fo:font-size="9.39999961853027pt" fo:letter-spacing="-0.002cm" fo:language="pt" fo:country="BR" fo:font-weight="bold" officeooo:rsid="0060ed4c" style:font-size-asian="9.39999961853027pt" style:font-weight-asian="bold" style:font-size-complex="9.39999961853027pt"/>
    </style:style>
    <style:style style:name="T64" style:family="text">
      <style:text-properties style:font-name="Calibri" fo:font-size="9.39999961853027pt" fo:letter-spacing="-0.002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65" style:family="text">
      <style:text-properties style:font-name="Calibri" fo:font-size="9.39999961853027pt" fo:letter-spacing="-0.002cm" fo:language="pt" fo:country="BR" fo:font-weight="bold" officeooo:rsid="003607a7" style:font-name-asian="Arial" style:font-size-asian="9.39999961853027pt" style:font-weight-asian="bold" style:font-name-complex="Arial" style:font-size-complex="9.39999961853027pt" style:font-weight-complex="bold"/>
    </style:style>
    <style:style style:name="T66" style:family="text">
      <style:text-properties style:font-name="Calibri" fo:font-size="9.39999961853027pt" fo:letter-spacing="-0.004cm" fo:language="pt" fo:country="BR" style:font-size-asian="9.39999961853027pt" style:font-size-complex="9.39999961853027pt"/>
    </style:style>
    <style:style style:name="T67" style:family="text">
      <style:text-properties style:font-name="Calibri" fo:font-size="9.39999961853027pt" fo:letter-spacing="-0.004cm" fo:language="pt" fo:country="BR" officeooo:rsid="0060ed4c" style:font-size-asian="9.39999961853027pt" style:font-size-complex="9.39999961853027pt"/>
    </style:style>
    <style:style style:name="T68" style:family="text">
      <style:text-properties style:font-name="Calibri" fo:font-size="9.39999961853027pt" fo:letter-spacing="-0.004cm" fo:language="pt" fo:country="BR" fo:font-weight="bold" style:font-size-asian="9.39999961853027pt" style:font-weight-asian="bold" style:font-size-complex="9.39999961853027pt"/>
    </style:style>
    <style:style style:name="T69" style:family="text">
      <style:text-properties style:font-name="Calibri" fo:font-size="9.39999961853027pt" fo:letter-spacing="-0.004cm" fo:language="pt" fo:country="BR" fo:font-weight="bold" style:font-size-asian="9.39999961853027pt" style:font-weight-asian="bold" style:font-size-complex="9.39999961853027pt" style:font-weight-complex="bold"/>
    </style:style>
    <style:style style:name="T70" style:family="text">
      <style:text-properties style:font-name="Calibri" fo:font-size="9.39999961853027pt" fo:letter-spacing="-0.004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71" style:family="text">
      <style:text-properties style:font-name="Calibri" fo:font-size="9.39999961853027pt" fo:letter-spacing="0.095cm" fo:language="pt" fo:country="BR" style:font-size-asian="9.39999961853027pt" style:font-size-complex="9.39999961853027pt"/>
    </style:style>
    <style:style style:name="T72" style:family="text">
      <style:text-properties style:font-name="Calibri" fo:font-size="9.39999961853027pt" fo:letter-spacing="0.002cm" fo:language="pt" fo:country="BR" style:font-size-asian="9.39999961853027pt" style:font-size-complex="9.39999961853027pt"/>
    </style:style>
    <style:style style:name="T73" style:family="text">
      <style:text-properties style:font-name="Calibri" fo:font-size="9.39999961853027pt" fo:letter-spacing="0.002cm" fo:language="pt" fo:country="BR" fo:font-weight="bold" style:font-size-asian="9.39999961853027pt" style:font-weight-asian="bold" style:font-size-complex="9.39999961853027pt" style:font-weight-complex="bold"/>
    </style:style>
    <style:style style:name="T74" style:family="text">
      <style:text-properties style:font-name="Calibri" fo:font-size="9.39999961853027pt" fo:letter-spacing="0.157cm" fo:language="pt" fo:country="BR" style:font-size-asian="9.39999961853027pt" style:font-size-complex="9.39999961853027pt"/>
    </style:style>
    <style:style style:name="T75" style:family="text">
      <style:text-properties style:font-name="Calibri" fo:font-size="9.39999961853027pt" fo:letter-spacing="0.146cm" fo:language="pt" fo:country="BR" fo:font-weight="bold" style:font-size-asian="9.39999961853027pt" style:font-weight-asian="bold" style:font-size-complex="9.39999961853027pt" style:font-weight-complex="bold"/>
    </style:style>
    <style:style style:name="T76" style:family="text">
      <style:text-properties style:font-name="Calibri" fo:font-size="9.39999961853027pt" fo:letter-spacing="-0.018cm" fo:language="pt" fo:country="BR" style:font-size-asian="9.39999961853027pt" style:font-size-complex="9.39999961853027pt"/>
    </style:style>
    <style:style style:name="T77" style:family="text">
      <style:text-properties style:font-name="Calibri" fo:font-size="9.39999961853027pt" fo:letter-spacing="-0.018cm" fo:language="pt" fo:country="BR" officeooo:rsid="006d7e82" style:font-size-asian="9.39999961853027pt" style:font-size-complex="9.39999961853027pt"/>
    </style:style>
    <style:style style:name="T78" style:family="text">
      <style:text-properties style:font-name="Calibri" fo:font-size="9.39999961853027pt" fo:letter-spacing="-0.009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79" style:family="text">
      <style:text-properties style:font-name="Calibri" fo:font-size="9.39999961853027pt" fo:letter-spacing="-0.007cm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80" style:family="text">
      <style:text-properties style:font-name="Calibri" fo:font-size="9.39999961853027pt" fo:letter-spacing="-0.007cm" fo:language="pt" fo:country="BR" style:font-size-asian="9.39999961853027pt" style:font-size-complex="9.39999961853027pt"/>
    </style:style>
    <style:style style:name="T81" style:family="text">
      <style:text-properties style:font-name="Calibri" fo:font-size="9.39999961853027pt" fo:letter-spacing="0.037cm" fo:language="pt" fo:country="BR" style:font-size-asian="9.39999961853027pt" style:font-size-complex="9.39999961853027pt"/>
    </style:style>
    <style:style style:name="T82" style:family="text">
      <style:text-properties style:font-name="Calibri" fo:font-size="9.39999961853027pt" fo:letter-spacing="0.039cm" fo:language="pt" fo:country="BR" style:font-size-asian="9.39999961853027pt" style:font-size-complex="9.39999961853027pt"/>
    </style:style>
    <style:style style:name="T83" style:family="text">
      <style:text-properties style:font-name="Calibri" fo:font-size="9.39999961853027pt" fo:letter-spacing="-0.005cm" fo:language="pt" fo:country="BR" style:font-size-asian="9.39999961853027pt" style:font-size-complex="9.39999961853027pt"/>
    </style:style>
    <style:style style:name="T84" style:family="text">
      <style:text-properties style:font-name="Calibri" fo:font-size="9.39999961853027pt" fo:letter-spacing="-0.005cm" fo:language="pt" fo:country="BR" fo:font-weight="bold" style:font-size-asian="9.39999961853027pt" style:font-weight-asian="bold" style:font-size-complex="9.39999961853027pt"/>
    </style:style>
    <style:style style:name="T85" style:family="text">
      <style:text-properties style:font-name="Calibri" fo:font-size="9.39999961853027pt" fo:letter-spacing="0.035cm" fo:language="pt" fo:country="BR" style:font-size-asian="9.39999961853027pt" style:font-size-complex="9.39999961853027pt"/>
    </style:style>
    <style:style style:name="T86" style:family="text">
      <style:text-properties style:font-name="Calibri" fo:font-size="9.39999961853027pt" fo:letter-spacing="0.046cm" fo:language="pt" fo:country="BR" style:font-size-asian="9.39999961853027pt" style:font-size-complex="9.39999961853027pt"/>
    </style:style>
    <style:style style:name="T87" style:family="text">
      <style:text-properties style:font-name="Calibri" fo:font-size="9.39999961853027pt" fo:letter-spacing="0.007cm" fo:language="pt" fo:country="BR" fo:font-weight="bold" style:font-size-asian="9.39999961853027pt" style:font-weight-asian="bold" style:font-size-complex="9.39999961853027pt"/>
    </style:style>
    <style:style style:name="T88" style:family="text">
      <style:text-properties style:font-name="Calibri" fo:font-size="9.39999961853027pt" fo:language="pt" fo:country="BR" style:font-name-asian="Times New Roman" style:font-size-asian="9.39999961853027pt" style:font-name-complex="Times New Roman" style:font-size-complex="9.39999961853027pt"/>
    </style:style>
    <style:style style:name="T89" style:family="text">
      <style:text-properties style:font-name="Calibri" fo:font-size="9.39999961853027pt" fo:language="pt" fo:country="BR" style:font-size-asian="9.39999961853027pt" style:font-size-complex="9.39999961853027pt"/>
    </style:style>
    <style:style style:name="T90" style:family="text">
      <style:text-properties style:font-name="Calibri" fo:font-size="9.39999961853027pt" fo:language="pt" fo:country="BR" officeooo:rsid="0051791e" style:font-size-asian="9.39999961853027pt" style:font-size-complex="9.39999961853027pt"/>
    </style:style>
    <style:style style:name="T91" style:family="text">
      <style:text-properties style:font-name="Calibri" fo:font-size="9.39999961853027pt" fo:language="pt" fo:country="BR" officeooo:rsid="006c289a" style:font-size-asian="9.39999961853027pt" style:font-size-complex="9.39999961853027pt"/>
    </style:style>
    <style:style style:name="T92" style:family="text">
      <style:text-properties style:font-name="Calibri" fo:font-size="9.39999961853027pt" fo:language="pt" fo:country="BR" officeooo:rsid="006d0af5" style:font-size-asian="9.39999961853027pt" style:font-size-complex="9.39999961853027pt"/>
    </style:style>
    <style:style style:name="T93" style:family="text">
      <style:text-properties style:font-name="Calibri" fo:font-size="9.39999961853027pt" fo:language="pt" fo:country="BR" officeooo:rsid="006d7e82" style:font-size-asian="9.39999961853027pt" style:font-size-complex="9.39999961853027pt"/>
    </style:style>
    <style:style style:name="T94" style:family="text">
      <style:text-properties style:font-name="Calibri" fo:font-size="9.39999961853027pt" fo:language="pt" fo:country="BR" fo:font-weight="bold" style:font-size-asian="9.39999961853027pt" style:font-weight-asian="bold" style:font-size-complex="9.39999961853027pt"/>
    </style:style>
    <style:style style:name="T95" style:family="text">
      <style:text-properties style:font-name="Calibri" fo:font-size="9.39999961853027pt" fo:language="pt" fo:country="BR" fo:font-weight="bold" style:font-size-asian="9.39999961853027pt" style:font-weight-asian="bold" style:font-size-complex="9.39999961853027pt" style:font-weight-complex="bold"/>
    </style:style>
    <style:style style:name="T96" style:family="text">
      <style:text-properties style:font-name="Calibri" fo:font-size="9.39999961853027pt" fo:language="pt" fo:country="BR" fo:font-weight="bold" officeooo:rsid="006d7e82" style:font-size-asian="9.39999961853027pt" style:font-weight-asian="bold" style:font-size-complex="9.39999961853027pt" style:font-weight-complex="bold"/>
    </style:style>
    <style:style style:name="T97" style:family="text">
      <style:text-properties style:font-name="Calibri" fo:font-size="9.39999961853027pt" fo:language="pt" fo:country="BR" fo:font-weight="bold" style:font-name-asian="Arial" style:font-size-asian="9.39999961853027pt" style:font-weight-asian="bold" style:font-name-complex="Arial" style:font-size-complex="9.39999961853027pt" style:font-weight-complex="bold"/>
    </style:style>
    <style:style style:name="T98" style:family="text">
      <style:text-properties style:font-name="Calibri" fo:font-size="9.39999961853027pt" fo:language="pt" fo:country="BR" style:font-name-asian="Arial" style:font-size-asian="9.39999961853027pt" style:font-name-complex="Arial" style:font-size-complex="9.39999961853027pt"/>
    </style:style>
    <style:style style:name="T99" style:family="text">
      <style:text-properties style:font-name="Calibri" fo:font-size="8pt" fo:letter-spacing="normal" fo:language="pt" fo:country="BR" style:text-underline-style="none" fo:font-weight="bold" style:font-size-asian="8pt" style:font-weight-asian="bold" style:font-size-complex="8pt" style:font-weight-complex="bold"/>
    </style:style>
    <style:style style:name="T100" style:family="text">
      <style:text-properties style:font-name="Calibri" fo:font-size="8pt" fo:letter-spacing="normal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101" style:family="text">
      <style:text-properties style:font-name="Calibri" fo:font-size="8pt" fo:letter-spacing="normal" fo:language="pt" fo:country="BR" style:text-underline-style="none" fo:font-weight="bold" officeooo:rsid="002fba2a" style:font-size-asian="8pt" style:font-weight-asian="bold" style:font-size-complex="8pt" style:font-weight-complex="bold"/>
    </style:style>
    <style:style style:name="T102" style:family="text">
      <style:text-properties style:font-name="Calibri" fo:font-size="8pt" fo:letter-spacing="normal" fo:language="pt" fo:country="BR" style:text-underline-style="none" fo:font-weight="bold" officeooo:rsid="00166686" style:font-size-asian="8pt" style:font-weight-asian="bold" style:font-size-complex="8pt" style:font-weight-complex="bold"/>
    </style:style>
    <style:style style:name="T103" style:family="text">
      <style:text-properties style:font-name="Calibri" fo:font-size="8pt" fo:letter-spacing="normal" fo:language="pt" fo:country="BR" style:text-underline-style="none" fo:font-weight="normal" style:font-size-asian="8pt" style:font-weight-asian="normal" style:font-size-complex="8pt"/>
    </style:style>
    <style:style style:name="T104" style:family="text">
      <style:text-properties style:font-name="Calibri" fo:font-size="8pt" fo:letter-spacing="normal" fo:language="pt" fo:country="BR" style:text-underline-style="none" fo:font-weight="normal" officeooo:rsid="002fba2a" style:font-size-asian="8pt" style:font-weight-asian="normal" style:font-size-complex="8pt"/>
    </style:style>
    <style:style style:name="T105" style:family="text">
      <style:text-properties style:font-name="Calibri" fo:font-size="8pt" fo:letter-spacing="normal" fo:language="pt" fo:country="BR" style:text-underline-style="none" fo:font-weight="normal" officeooo:rsid="00166686" style:font-size-asian="8pt" style:font-weight-asian="normal" style:font-size-complex="8pt"/>
    </style:style>
    <style:style style:name="T106" style:family="text">
      <style:text-properties style:font-name="Calibri" fo:font-size="8pt" fo:letter-spacing="normal" fo:language="pt" fo:country="BR" style:text-underline-style="none" fo:font-weight="normal" officeooo:rsid="002fba2a" style:font-size-asian="8pt" style:font-weight-asian="normal" style:font-size-complex="8pt" style:font-weight-complex="bold"/>
    </style:style>
    <style:style style:name="T107" style:family="text">
      <style:text-properties style:font-name="Calibri" fo:font-size="8pt" fo:letter-spacing="-0.002cm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108" style:family="text">
      <style:text-properties style:font-name="Calibri" fo:font-size="8pt" fo:letter-spacing="-0.002cm" fo:language="pt" fo:country="BR" style:text-underline-style="none" fo:font-weight="bold" officeooo:rsid="00166686" style:font-size-asian="8pt" style:font-weight-asian="bold" style:font-size-complex="8pt" style:font-weight-complex="bold"/>
    </style:style>
    <style:style style:name="T109" style:family="text">
      <style:text-properties style:font-name="Calibri" fo:font-size="8pt" fo:letter-spacing="-0.002cm" fo:language="pt" fo:country="BR" style:text-underline-style="none" fo:font-weight="normal" officeooo:rsid="00156c48" style:font-size-asian="8pt" style:font-weight-asian="normal" style:font-size-complex="8pt"/>
    </style:style>
    <style:style style:name="T110" style:family="text">
      <style:text-properties style:font-name="Calibri" fo:font-size="8pt" fo:letter-spacing="-0.002cm" fo:language="pt" fo:country="BR" style:text-underline-style="none" fo:font-weight="normal" officeooo:rsid="00156c48" style:font-size-asian="8pt" style:font-weight-asian="normal" style:font-size-complex="8pt" style:font-weight-complex="normal"/>
    </style:style>
    <style:style style:name="T111" style:family="text">
      <style:text-properties style:font-name="Calibri" fo:font-size="8pt" fo:letter-spacing="-0.002cm" fo:language="pt" fo:country="BR" style:text-underline-style="none" fo:font-weight="normal" officeooo:rsid="00166686" style:font-size-asian="8pt" style:font-weight-asian="normal" style:font-size-complex="8pt" style:font-weight-complex="bold"/>
    </style:style>
    <style:style style:name="T112" style:family="text">
      <style:text-properties style:font-name="Calibri" fo:font-size="8pt" fo:letter-spacing="-0.004cm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113" style:family="text">
      <style:text-properties style:font-name="Calibri" fo:font-size="8pt" fo:letter-spacing="-0.004cm" fo:language="pt" fo:country="BR" style:text-underline-style="none" fo:font-weight="normal" officeooo:rsid="00156c48" style:font-size-asian="8pt" style:font-weight-asian="normal" style:font-size-complex="8pt"/>
    </style:style>
    <style:style style:name="T114" style:family="text">
      <style:text-properties style:font-name="Calibri" fo:font-size="8pt" fo:letter-spacing="0.118cm" fo:language="pt" fo:country="BR" style:text-underline-style="none" fo:font-weight="normal" officeooo:rsid="00156c48" style:font-size-asian="8pt" style:font-weight-asian="normal" style:font-size-complex="8pt"/>
    </style:style>
    <style:style style:name="T115" style:family="text">
      <style:text-properties style:font-name="Calibri" fo:font-size="8pt" fo:letter-spacing="0.136cm" fo:language="pt" fo:country="BR" style:text-underline-style="none" fo:font-weight="normal" officeooo:rsid="00156c48" style:font-size-asian="8pt" style:font-weight-asian="normal" style:font-size-complex="8pt"/>
    </style:style>
    <style:style style:name="T116" style:family="text">
      <style:text-properties style:font-name="Calibri" fo:font-size="8pt" fo:letter-spacing="0.002cm" fo:language="pt" fo:country="BR" style:text-underline-style="none" fo:font-weight="normal" officeooo:rsid="00156c48" style:font-size-asian="8pt" style:font-weight-asian="normal" style:font-size-complex="8pt"/>
    </style:style>
    <style:style style:name="T117" style:family="text">
      <style:text-properties style:font-name="Calibri" fo:font-size="8pt" fo:letter-spacing="0.115cm" fo:language="pt" fo:country="BR" style:text-underline-style="none" fo:font-weight="normal" officeooo:rsid="00156c48" style:font-size-asian="8pt" style:font-weight-asian="normal" style:font-size-complex="8pt"/>
    </style:style>
    <style:style style:name="T118" style:family="text">
      <style:text-properties style:font-name="Calibri" fo:font-size="9pt" fo:letter-spacing="-0.002cm" fo:language="pt" fo:country="BR" fo:font-weight="bold" officeooo:rsid="0017f4fd" style:font-name-asian="Arial" style:font-size-asian="9pt" style:font-weight-asian="bold" style:font-name-complex="Arial" style:font-size-complex="9pt"/>
    </style:style>
    <style:style style:name="T119" style:family="text">
      <style:text-properties style:font-name="Calibri" fo:font-size="9pt" fo:letter-spacing="-0.002cm" fo:language="pt" fo:country="BR" style:text-underline-style="none" fo:font-weight="bold" officeooo:rsid="0067aebb" style:font-size-asian="9pt" style:font-weight-asian="bold" style:font-size-complex="9pt"/>
    </style:style>
    <style:style style:name="T120" style:family="text">
      <style:text-properties style:font-name="Calibri" fo:font-size="9pt" fo:letter-spacing="-0.002cm" fo:language="pt" fo:country="BR" style:text-underline-style="none" fo:font-weight="bold" officeooo:rsid="00693718" style:font-size-asian="9pt" style:font-weight-asian="bold" style:font-size-complex="9pt"/>
    </style:style>
    <style:style style:name="T121" style:family="text">
      <style:text-properties style:font-name="Calibri" fo:font-size="9pt" fo:letter-spacing="-0.002cm" fo:language="pt" fo:country="BR" style:text-underline-style="solid" style:text-underline-width="auto" style:text-underline-color="font-color" fo:font-weight="bold" officeooo:rsid="0067aebb" style:font-size-asian="9pt" style:font-weight-asian="bold" style:font-size-complex="9pt"/>
    </style:style>
    <style:style style:name="T122" style:family="text">
      <style:text-properties style:font-name="Calibri" fo:font-size="9pt" fo:letter-spacing="-0.002cm" fo:language="pt" fo:country="BR" style:text-underline-style="solid" style:text-underline-width="auto" style:text-underline-color="font-color" fo:font-weight="bold" officeooo:rsid="00693718" style:font-size-asian="9pt" style:font-weight-asian="bold" style:font-size-complex="9pt"/>
    </style:style>
    <style:style style:name="T123" style:family="text">
      <style:text-properties style:font-name="Calibri" fo:font-size="9pt" fo:language="pt" fo:country="BR" officeooo:rsid="001684e2" style:font-name-asian="Arial" style:font-size-asian="9pt" style:font-name-complex="Arial" style:font-size-complex="9pt"/>
    </style:style>
    <style:style style:name="T124" style:family="text">
      <style:text-properties style:font-name="Calibri" fo:font-size="9pt" fo:language="pt" fo:country="BR" officeooo:rsid="006d7e82" style:font-name-asian="Arial" style:font-size-asian="9pt" style:font-name-complex="Arial" style:font-size-complex="9pt"/>
    </style:style>
    <style:style style:name="T125" style:family="text">
      <style:text-properties fo:letter-spacing="normal" style:text-underline-style="none" fo:font-weight="bold" style:font-weight-asian="bold" style:font-weight-complex="bold"/>
    </style:style>
    <style:style style:name="T126" style:family="text">
      <style:text-properties fo:letter-spacing="normal" style:text-underline-style="none" fo:font-weight="bold" officeooo:rsid="002fba2a" style:font-weight-asian="bold" style:font-weight-complex="bold"/>
    </style:style>
    <style:style style:name="T127" style:family="text">
      <style:text-properties fo:letter-spacing="normal" style:text-underline-style="none" fo:font-weight="bold" officeooo:rsid="00166686" style:font-weight-asian="bold" style:font-weight-complex="bold"/>
    </style:style>
    <style:style style:name="T128" style:family="text">
      <style:text-properties fo:letter-spacing="normal" style:text-underline-style="none" fo:font-weight="bold" officeooo:rsid="001684e2" style:font-weight-asian="bold" style:font-weight-complex="bold"/>
    </style:style>
    <style:style style:name="T129" style:family="text">
      <style:text-properties fo:letter-spacing="normal" style:text-underline-style="none" fo:font-weight="normal" style:font-weight-asian="normal"/>
    </style:style>
    <style:style style:name="T130" style:family="text">
      <style:text-properties fo:letter-spacing="normal" style:text-underline-style="none" fo:font-weight="normal" officeooo:rsid="002fba2a" style:font-weight-asian="normal" style:font-weight-complex="bold"/>
    </style:style>
    <style:style style:name="T131" style:family="text">
      <style:text-properties fo:letter-spacing="normal" style:text-underline-style="none" fo:font-weight="normal" officeooo:rsid="00166686" style:font-weight-asian="normal" style:font-weight-complex="bold"/>
    </style:style>
    <style:style style:name="T132" style:family="text">
      <style:text-properties fo:letter-spacing="normal" style:text-underline-style="none" fo:font-weight="normal" officeooo:rsid="00166686" style:font-weight-asian="normal"/>
    </style:style>
    <style:style style:name="T133" style:family="text">
      <style:text-properties fo:letter-spacing="normal" style:text-underline-style="none" fo:font-weight="normal" officeooo:rsid="00166686" style:font-weight-asian="normal" style:font-weight-complex="normal"/>
    </style:style>
    <style:style style:name="T134" style:family="text">
      <style:text-properties fo:letter-spacing="normal" style:text-underline-style="none" fo:font-weight="normal" officeooo:rsid="001684e2" style:font-weight-asian="normal"/>
    </style:style>
    <style:style style:name="T135" style:family="text">
      <style:text-properties fo:letter-spacing="normal" style:text-underline-style="none" officeooo:rsid="002fba2a" style:font-weight-complex="bold"/>
    </style:style>
    <style:style style:name="T136" style:family="text">
      <style:text-properties fo:letter-spacing="normal" style:text-underline-style="none" officeooo:rsid="00166686"/>
    </style:style>
    <style:style style:name="T137" style:family="text">
      <style:text-properties fo:letter-spacing="normal" fo:language="pt" fo:country="BR" style:text-underline-style="none" fo:font-weight="bold" officeooo:rsid="002fba2a" style:font-weight-asian="bold" style:font-weight-complex="bold"/>
    </style:style>
    <style:style style:name="T138" style:family="text">
      <style:text-properties fo:letter-spacing="normal" fo:language="pt" fo:country="BR" style:text-underline-style="none" fo:font-weight="normal" officeooo:rsid="002fba2a" style:font-weight-asian="normal" style:font-weight-complex="bold"/>
    </style:style>
    <style:style style:name="T139" style:family="text">
      <style:text-properties fo:letter-spacing="normal" fo:language="pt" fo:country="BR" style:text-underline-style="none" fo:font-weight="normal" officeooo:rsid="00156c48" style:font-weight-asian="normal" style:font-weight-complex="bold"/>
    </style:style>
    <style:style style:name="T140" style:family="text">
      <style:text-properties fo:letter-spacing="normal" fo:language="pt" fo:country="BR" style:text-underline-style="none" officeooo:rsid="00156c48"/>
    </style:style>
    <style:style style:name="T141" style:family="text">
      <style:text-properties fo:letter-spacing="normal" fo:language="pt" fo:country="BR" style:text-underline-style="none" officeooo:rsid="002fba2a" style:font-weight-complex="bold"/>
    </style:style>
    <style:style style:name="T142" style:family="text">
      <style:text-properties fo:font-size="8pt" fo:letter-spacing="-0.002cm" fo:language="pt" fo:country="BR" style:text-underline-style="none" fo:font-weight="bold" officeooo:rsid="00156c48" style:font-size-asian="8pt" style:font-weight-asian="bold" style:font-size-complex="8pt" style:font-weight-complex="bold"/>
    </style:style>
    <style:style style:name="T143" style:family="text">
      <style:text-properties fo:font-size="8pt" fo:letter-spacing="-0.002cm" fo:language="pt" fo:country="BR" style:text-underline-style="none" fo:font-weight="bold" officeooo:rsid="003397c4" style:font-size-asian="8pt" style:font-weight-asian="bold" style:font-size-complex="8pt" style:font-weight-complex="bold"/>
    </style:style>
    <style:style style:name="T144" style:family="text">
      <style:text-properties fo:font-size="8pt" fo:letter-spacing="-0.002cm" fo:language="pt" fo:country="BR" style:text-underline-style="none" fo:font-weight="bold" officeooo:rsid="005379d6" style:font-size-asian="8pt" style:font-weight-asian="bold" style:font-size-complex="8pt" style:font-weight-complex="bold"/>
    </style:style>
    <style:style style:name="T145" style:family="text">
      <style:text-properties fo:font-size="8pt" fo:letter-spacing="-0.002cm" fo:language="pt" fo:country="BR" style:text-underline-style="none" fo:font-weight="normal" style:font-size-asian="8pt" style:font-weight-asian="normal" style:font-size-complex="8pt"/>
    </style:style>
    <style:style style:name="T146" style:family="text">
      <style:text-properties fo:font-size="8pt" fo:letter-spacing="-0.002cm" fo:language="pt" fo:country="BR" style:text-underline-style="none" fo:font-weight="normal" officeooo:rsid="00156c48" style:font-size-asian="8pt" style:font-weight-asian="normal" style:font-size-complex="8pt"/>
    </style:style>
    <style:style style:name="T147" style:family="text">
      <style:text-properties fo:font-size="8pt" fo:letter-spacing="-0.002cm" fo:language="pt" fo:country="BR" style:text-underline-style="none" fo:font-weight="normal" officeooo:rsid="005379d6" style:font-size-asian="8pt" style:font-weight-asian="normal" style:font-size-complex="8pt"/>
    </style:style>
    <style:style style:name="T148" style:family="text">
      <style:text-properties fo:font-size="8pt" fo:letter-spacing="-0.002cm" fo:language="pt" fo:country="BR" style:text-underline-style="none" fo:font-weight="normal" officeooo:rsid="0055013c" style:font-size-asian="8pt" style:font-weight-asian="normal" style:font-size-complex="8pt"/>
    </style:style>
    <style:style style:name="T149" style:family="text">
      <style:text-properties fo:font-size="8pt" fo:letter-spacing="0.062cm" fo:language="pt" fo:country="BR" style:text-underline-style="none" fo:font-weight="normal" style:font-size-asian="8pt" style:font-weight-asian="normal" style:font-size-complex="8pt"/>
    </style:style>
    <style:style style:name="T150" style:family="text">
      <style:text-properties fo:font-size="8pt" fo:letter-spacing="0.058cm" fo:language="pt" fo:country="BR" style:text-underline-style="none" fo:font-weight="normal" style:font-size-asian="8pt" style:font-weight-asian="normal" style:font-size-complex="8pt"/>
    </style:style>
    <style:style style:name="T151" style:family="text">
      <style:text-properties fo:font-size="8pt" fo:letter-spacing="normal" fo:language="pt" fo:country="BR" style:text-underline-style="none" fo:font-weight="normal" style:font-size-asian="8pt" style:font-weight-asian="normal" style:font-size-complex="8pt"/>
    </style:style>
    <style:style style:name="T152" style:family="text">
      <style:text-properties fo:font-size="8pt" fo:letter-spacing="normal" fo:language="pt" fo:country="BR" style:text-underline-style="none" fo:font-weight="normal" officeooo:rsid="002fba2a" style:font-size-asian="8pt" style:font-weight-asian="normal" style:font-size-complex="8pt"/>
    </style:style>
    <style:style style:name="T153" style:family="text">
      <style:text-properties fo:font-size="8pt" fo:letter-spacing="normal" fo:language="pt" fo:country="BR" style:text-underline-style="none" fo:font-weight="bold" officeooo:rsid="002fba2a" style:font-size-asian="8pt" style:font-weight-asian="bold" style:font-size-complex="8pt" style:font-weight-complex="bold"/>
    </style:style>
    <style:style style:name="T154" style:family="text">
      <style:text-properties fo:font-size="8pt" fo:letter-spacing="0.064cm" fo:language="pt" fo:country="BR" style:text-underline-style="none" fo:font-weight="normal" style:font-size-asian="8pt" style:font-weight-asian="normal" style:font-size-complex="8pt"/>
    </style:style>
    <style:style style:name="T155" style:family="text">
      <style:text-properties fo:font-size="8pt" fo:letter-spacing="0.06cm" fo:language="pt" fo:country="BR" style:text-underline-style="none" fo:font-weight="normal" style:font-size-asian="8pt" style:font-weight-asian="normal" style:font-size-complex="8pt"/>
    </style:style>
    <style:style style:name="T156" style:family="text">
      <style:text-properties fo:font-size="8pt" fo:letter-spacing="0.153cm" fo:language="pt" fo:country="BR" style:text-underline-style="none" fo:font-weight="normal" style:font-name-asian="Times New Roman" style:font-size-asian="8pt" style:font-weight-asian="normal" style:font-name-complex="Times New Roman" style:font-size-complex="8pt"/>
    </style:style>
    <style:style style:name="T157" style:family="text">
      <style:text-properties fo:font-size="8pt" fo:letter-spacing="0.016cm" fo:language="pt" fo:country="BR" style:text-underline-style="none" fo:font-weight="normal" style:font-size-asian="8pt" style:font-weight-asian="normal" style:font-size-complex="8pt"/>
    </style:style>
    <style:style style:name="T158" style:family="text">
      <style:text-properties fo:font-size="8pt" fo:letter-spacing="0.014cm" fo:language="pt" fo:country="BR" style:text-underline-style="none" fo:font-weight="normal" style:font-size-asian="8pt" style:font-weight-asian="normal" style:font-size-complex="8pt"/>
    </style:style>
    <style:style style:name="T159" style:family="text">
      <style:text-properties fo:font-size="8pt" fo:letter-spacing="0.018cm" fo:language="pt" fo:country="BR" style:text-underline-style="none" fo:font-weight="normal" style:font-size-asian="8pt" style:font-weight-asian="normal" style:font-size-complex="8pt"/>
    </style:style>
    <style:style style:name="T160" style:family="text">
      <style:text-properties fo:font-size="8pt" fo:letter-spacing="0.012cm" fo:language="pt" fo:country="BR" style:text-underline-style="none" fo:font-weight="normal" style:font-size-asian="8pt" style:font-weight-asian="normal" style:font-size-complex="8pt"/>
    </style:style>
    <style:style style:name="T161" style:family="text">
      <style:text-properties fo:font-size="8pt" fo:letter-spacing="0.002cm" fo:language="pt" fo:country="BR" style:text-underline-style="none" fo:font-weight="normal" style:font-size-asian="8pt" style:font-weight-asian="normal" style:font-size-complex="8pt"/>
    </style:style>
    <style:style style:name="T162" style:family="text">
      <style:text-properties fo:font-size="8pt" fo:letter-spacing="0.178cm" fo:language="pt" fo:country="BR" style:text-underline-style="none" fo:font-weight="normal" style:font-name-asian="Times New Roman" style:font-size-asian="8pt" style:font-weight-asian="normal" style:font-name-complex="Times New Roman" style:font-size-complex="8pt"/>
    </style:style>
    <style:style style:name="T163" style:family="text">
      <style:text-properties fo:font-size="8pt" fo:letter-spacing="0.092cm" fo:language="pt" fo:country="BR" style:text-underline-style="none" fo:font-weight="normal" style:font-size-asian="8pt" style:font-weight-asian="normal" style:font-size-complex="8pt"/>
    </style:style>
    <style:style style:name="T164" style:family="text">
      <style:text-properties fo:font-size="8pt" fo:letter-spacing="0.097cm" fo:language="pt" fo:country="BR" style:text-underline-style="none" fo:font-weight="normal" style:font-size-asian="8pt" style:font-weight-asian="normal" style:font-size-complex="8pt"/>
    </style:style>
    <style:style style:name="T165" style:family="text">
      <style:text-properties fo:font-size="8pt" fo:letter-spacing="0.093cm" fo:language="pt" fo:country="BR" style:text-underline-style="none" fo:font-weight="normal" style:font-size-asian="8pt" style:font-weight-asian="normal" style:font-size-complex="8pt"/>
    </style:style>
    <style:style style:name="T166" style:family="text">
      <style:text-properties fo:font-size="8pt" fo:letter-spacing="0.231cm" fo:language="pt" fo:country="BR" style:text-underline-style="none" fo:font-weight="normal" style:font-name-asian="Times New Roman" style:font-size-asian="8pt" style:font-weight-asian="normal" style:font-name-complex="Times New Roman" style:font-size-complex="8pt" style:text-scale="99%"/>
    </style:style>
    <style:style style:name="T167" style:family="text">
      <style:text-properties fo:font-size="8pt" fo:letter-spacing="-0.004cm" fo:language="pt" fo:country="BR" style:text-underline-style="none" fo:font-weight="normal" style:font-size-asian="8pt" style:font-weight-asian="normal" style:font-size-complex="8pt"/>
    </style:style>
    <style:style style:name="T168" style:family="text">
      <style:text-properties fo:font-size="8pt" fo:language="pt" fo:country="BR" style:font-size-asian="8pt" style:font-size-complex="8pt"/>
    </style:style>
    <style:style style:name="T169" style:family="text">
      <style:text-properties fo:language="pt" fo:country="BR"/>
    </style:style>
    <style:style style:name="T170" style:family="text">
      <style:text-properties fo:language="pt" fo:country="BR" officeooo:rsid="00156c48" style:font-weight-complex="bold"/>
    </style:style>
    <style:style style:name="T171" style:family="text">
      <style:text-properties fo:language="pt" fo:country="BR" officeooo:rsid="005585da" style:font-weight-complex="bold"/>
    </style:style>
    <style:style style:name="T172" style:family="text">
      <style:text-properties fo:language="pt" fo:country="BR" officeooo:rsid="0017f4fd"/>
    </style:style>
    <style:style style:name="T173" style:family="text">
      <style:text-properties fo:language="pt" fo:country="BR" style:text-underline-style="solid" style:text-underline-width="auto" style:text-underline-color="font-color" officeooo:rsid="005585da" style:font-weight-complex="bold"/>
    </style:style>
    <style:style style:name="T174" style:family="text">
      <style:text-properties style:use-window-font-color="true" loext:opacity="0%" fo:language="pt" fo:country="BR"/>
    </style:style>
    <style:style style:name="T175" style:family="text">
      <style:text-properties officeooo:rsid="006d7e82"/>
    </style:style>
    <style:style style:name="T176" style:family="text">
      <style:text-properties fo:font-weight="bold" officeooo:rsid="006d7e82" style:font-weight-asian="bold" style:font-weight-complex="bold"/>
    </style:style>
    <style:style style:name="T177" style:family="text">
      <style:text-properties style:font-name="Arial" fo:font-size="10pt" fo:letter-spacing="-0.003cm" fo:font-weight="bold" style:font-size-asian="10pt" style:font-weight-asian="bold"/>
    </style:style>
    <style:style style:name="T178" style:family="text">
      <style:text-properties style:font-name="Arial" fo:font-size="10pt" fo:letter-spacing="-0.018cm" fo:font-weight="bold" style:font-size-asian="10pt" style:font-weight-asian="bold"/>
    </style:style>
    <style:style style:name="T179" style:family="text">
      <style:text-properties style:font-name="Arial" fo:font-size="10pt" fo:font-weight="bold" style:font-size-asian="10pt" style:font-weight-asian="bold"/>
    </style:style>
    <style:style style:name="T180" style:family="text">
      <style:text-properties style:font-name="Arial" fo:font-size="10pt" fo:letter-spacing="-0.009cm" fo:font-weight="bold" style:font-size-asian="10pt" style:font-weight-asian="bold"/>
    </style:style>
    <style:style style:name="T181" style:family="text">
      <style:text-properties style:font-name="Arial" fo:font-size="10pt" fo:letter-spacing="-0.01cm" fo:font-weight="bold" style:font-size-asian="10pt" style:font-weight-asian="bold"/>
    </style:style>
    <style:style style:name="T182" style:family="text">
      <style:text-properties style:font-name="Arial" fo:font-size="10pt" fo:letter-spacing="-0.012cm" fo:font-weight="bold" style:font-size-asian="10pt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11pt solid #000000" style:writing-mode="lr-tb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writing-mode="lr-tb" loext:decorative="false" style:run-through="back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solid" draw:fill-color="#dddddd" draw:opacity="100%" fo:min-height="0cm" fo:min-width="0cm" style:writing-mode="lr-tb" loext:decorative="false" style:run-through="background"/>
    </style:style>
    <style:style style:name="gr3" style:family="graphic">
      <style:graphic-properties style:writing-mode="lr-tb" loext:decorative="false" style:run-through="background"/>
    </style:style>
    <style:style style:name="gr4" style:family="graphic">
      <style:graphic-properties draw:stroke="solid" svg:stroke-width="0.004cm" svg:stroke-color="#000000" svg:stroke-opacity="100%" draw:stroke-linejoin="round" draw:fill="none" fo:min-height="0cm" fo:min-width="0cm" fo:padding-top="-0.016cm" fo:padding-bottom="-0.016cm" fo:padding-left="-0.016cm" fo:padding-right="-0.016cm" style:writing-mode="lr-tb" loext:decorative="false" style:run-through="background"/>
    </style:style>
    <style:style style:name="gr5" style:family="graphic">
      <style:graphic-properties draw:stroke="none" draw:fill="none" draw:textarea-vertical-align="top" draw:auto-grow-height="false" draw:auto-grow-width="false" fo:min-height="18.958cm" fo:min-width="1.199cm" fo:padding-top="0cm" fo:padding-bottom="0cm" fo:padding-left="0cm" fo:padding-right="0cm" fo:wrap-option="wrap" loext:decorative="false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27"><text:span text:style-name="Absatz-Standardschriftart"><text:span text:style-name="T4"><draw:frame draw:style-name="fr3" draw:name="image1.jpeg" text:anchor-type="as-char" svg:y="0cm" svg:width="18.99cm" style:rel-width="scale" svg:height="2.057cm" style:rel-height="scale" draw:z-index="2"><draw:image xlink:href="Pictures/10000000000008C9000000F3498B695B.jpg" xlink:type="simple" xlink:show="embed" xlink:actuate="onLoad" draw:mime-type="image/jpeg"/></draw:frame></text:span></text:span></text:p>
      <text:p text:style-name="P26"/>
      <text:p text:style-name="P28"><text:span text:style-name="Absatz-Standardschriftart"><text:span text:style-name="T88"><draw:g text:anchor-type="as-char" svg:y="0cm" draw:z-index="0" draw:name="Group 1491" draw:style-name="gr1"><draw:custom-shape draw:name="Freeform 1496" draw:style-name="gr2" draw:text-style-name="P59" svg:width="18.957cm" svg:height="1.198cm" svg:x="0cm" svg:y="0cm"><text:p/><draw:enhanced-geometry svg:viewBox="0 0 10748 680" draw:text-areas="?f18 ?f20 ?f19 ?f21" draw:glue-points="?f14 ?f15 ?f16 ?f15 ?f16 ?f17 ?f14 ?f17 ?f14 ?f15" draw:type="non-primitive" draw:enhanced-path="M 0 680 L 10748 680 10748 0 0 0 0 68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748"/><draw:equation draw:name="f7" draw:formula="?f4 / 680"/><draw:equation draw:name="f8" draw:formula="0 + 1 - 1"/><draw:equation draw:name="f9" draw:formula="?f8 * ?f5 / 10748"/><draw:equation draw:name="f10" draw:formula="680 * ?f4 / 680"/><draw:equation draw:name="f11" draw:formula="0 + 10749 - 1"/><draw:equation draw:name="f12" draw:formula="?f11 * ?f5 / 10748"/><draw:equation draw:name="f13" draw:formula="0 * ?f4 / 68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g draw:name="Group 1492" draw:style-name="gr3"><draw:custom-shape draw:name="Freeform 1494" draw:style-name="gr4" draw:text-style-name="P60" svg:width="18.963cm" svg:height="0.004cm" svg:x="0cm" svg:y="1.199cm"><text:p/><draw:enhanced-geometry svg:viewBox="0 0 6826250 1270" draw:text-areas="?f8 ?f9 ?f10 ?f11" draw:glue-points="?f8 ?f9 ?f10 ?f9" draw:type="non-primitive" draw:enhanced-path="M 0 0 L 68262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26250"/><draw:equation draw:name="f7" draw:formula="?f4 / 1270"/><draw:equation draw:name="f8" draw:formula="0 / ?f6"/><draw:equation draw:name="f9" draw:formula="0 / ?f7"/><draw:equation draw:name="f10" draw:formula="6826250 / ?f6"/><draw:equation draw:name="f11" draw:formula="1270 / ?f7"/></draw:enhanced-geometry></draw:custom-shape><draw:frame draw:name="Text Box 1493" draw:style-name="gr5" draw:text-style-name="P63" svg:width="18.957cm" svg:height="1.198cm" svg:x="0cm" svg:y="0cm"><draw:text-box><text:p text:style-name="P61"><text:span text:style-name="T40">REQUERIMENTO</text:span><text:span text:style-name="T42"> </text:span><text:span text:style-name="T177">PARA</text:span><text:span text:style-name="T178"> </text:span><text:span text:style-name="T177">COMPROVAÇÃO</text:span><text:span text:style-name="T42"> </text:span><text:span text:style-name="T40">DE</text:span><text:span text:style-name="T42"> </text:span><text:span text:style-name="T40">RENDA</text:span><text:span text:style-name="T178"> </text:span><text:span text:style-name="T43">FAMILIAR</text:span><text:span text:style-name="T42"> </text:span><text:span text:style-name="T40">BRUTA</text:span><text:span text:style-name="T178"> </text:span><text:span text:style-name="T179">PER</text:span><text:span text:style-name="T180"> </text:span><text:span text:style-name="T177">CAPITA</text:span></text:p><text:p text:style-name="P62"><text:span text:style-name="T40">Para</text:span><text:span text:style-name="T181"> </text:span><text:span text:style-name="T40">preenchimento</text:span><text:span text:style-name="T182"> </text:span><text:span text:style-name="T40">do</text:span><text:span text:style-name="T182"> </text:span><text:span text:style-name="T40">ingressante/discente</text:span></text:p></draw:text-box></draw:frame></draw:g></draw:g></text:span></text:span></text:p>
      <text:p text:style-name="P53"/>
      <text:p text:style-name="P54">Nome:<text:span text:style-name="T176">JUNO COSTA KIM</text:span></text:p>
      <text:p text:style-name="P32"><text:span text:style-name="Absatz-Standardschriftart"><text:span text:style-name="T45">CPF: </text:span></text:span><text:span text:style-name="Absatz-Standardschriftart"><text:span text:style-name="T60">25200002877</text:span></text:span><text:span text:style-name="Absatz-Standardschriftart"><text:span text:style-name="T48"><text:tab/></text:span></text:span><text:span text:style-name="T89">Câmpus: </text:span><text:span text:style-name="T96">FLORIANOPOLIS</text:span></text:p>
      <text:p text:style-name="P57"><text:span text:style-name="Absatz-Standardschriftart"><text:span text:style-name="T45">Matrícula: </text:span></text:span><text:span text:style-name="Absatz-Standardschriftart"><text:span text:style-name="T59">202411901833</text:span></text:span><text:span text:style-name="Absatz-Standardschriftart"><text:span text:style-name="T45"><text:tab/></text:span></text:span><text:span text:style-name="Absatz-Standardschriftart"><text:span text:style-name="T46">Turno</text:span></text:span><text:span text:style-name="T89">: </text:span><text:span text:style-name="T96">NOTURNO</text:span></text:p>
      <text:p text:style-name="P58"><text:span text:style-name="Absatz-Standardschriftart"><text:span text:style-name="T49">Inscrição: </text:span></text:span><text:span text:style-name="Absatz-Standardschriftart"><text:span text:style-name="T61">1001218242</text:span></text:span><text:span text:style-name="Absatz-Standardschriftart"><text:span text:style-name="T49"> <text:tab/></text:span></text:span><text:span text:style-name="Absatz-Standardschriftart"><text:span text:style-name="T47">Curso</text:span></text:span><text:span text:style-name="Absatz-Standardschriftart"><text:span text:style-name="T49">: </text:span></text:span><text:span text:style-name="Absatz-Standardschriftart"><text:span text:style-name="T62">ELETRONICA</text:span></text:span></text:p>
      <text:p text:style-name="P30"><text:span text:style-name="Absatz-Standardschriftart"><text:span text:style-name="T44">Solicito análise</text:span></text:span><text:span text:style-name="T89"> das</text:span><text:span text:style-name="Absatz-Standardschriftart"><text:span text:style-name="T66"> </text:span></text:span><text:span text:style-name="T89">informações</text:span><text:span text:style-name="Absatz-Standardschriftart"><text:span text:style-name="T44"> prestadas </text:span></text:span><text:span text:style-name="T89">e</text:span><text:span text:style-name="Absatz-Standardschriftart"><text:span text:style-name="T44"> </text:span></text:span><text:span text:style-name="T89">documentos</text:span><text:span text:style-name="Absatz-Standardschriftart"><text:span text:style-name="T44"> entregues,</text:span></text:span><text:span text:style-name="T89"> </text:span><text:span text:style-name="Absatz-Standardschriftart"><text:span text:style-name="T44">para </text:span></text:span><text:span text:style-name="T89">a </text:span><text:span text:style-name="Absatz-Standardschriftart"><text:span text:style-name="T44">seguinte</text:span></text:span><text:span text:style-name="T89"> </text:span><text:span text:style-name="Absatz-Standardschriftart"><text:span text:style-name="T44">finalidade:</text:span></text:span></text:p>
      <text:p text:style-name="P31"><text:span text:style-name="T89">(</text:span><text:span text:style-name="T93">x</text:span><text:span text:style-name="T89">)</text:span><text:span text:style-name="Absatz-Standardschriftart"><text:span text:style-name="T44"> para</text:span></text:span><text:span text:style-name="T89"> fins</text:span><text:span text:style-name="Absatz-Standardschriftart"><text:span text:style-name="T44"> </text:span></text:span><text:span text:style-name="T89">de </text:span><text:span text:style-name="Absatz-Standardschriftart"><text:span text:style-name="T44">matrícula</text:span></text:span><text:span text:style-name="T89"> em</text:span><text:span text:style-name="Absatz-Standardschriftart"><text:span text:style-name="T72"> </text:span></text:span><text:span text:style-name="Absatz-Standardschriftart"><text:span text:style-name="T44">curso</text:span></text:span><text:span text:style-name="T89"> </text:span><text:span text:style-name="Absatz-Standardschriftart"><text:span text:style-name="T44">pois </text:span></text:span><text:span text:style-name="T89">sou </text:span><text:span text:style-name="Absatz-Standardschriftart"><text:span text:style-name="T44">ingressante</text:span></text:span><text:span text:style-name="T89"> </text:span><text:span text:style-name="Absatz-Standardschriftart"><text:span text:style-name="T44">aprovado</text:span></text:span><text:span text:style-name="T89"> em</text:span><text:span text:style-name="Absatz-Standardschriftart"><text:span text:style-name="T72"> </text:span></text:span><text:span text:style-name="Absatz-Standardschriftart"><text:span text:style-name="T44">processo</text:span></text:span><text:span text:style-name="T89"> </text:span><text:span text:style-name="Absatz-Standardschriftart"><text:span text:style-name="T44">seletivo</text:span></text:span><text:span text:style-name="T89"> do </text:span><text:span text:style-name="Absatz-Standardschriftart"><text:span text:style-name="T44">IFSC,</text:span></text:span><text:span text:style-name="T89"> como estudante de</text:span><text:span text:style-name="Absatz-Standardschriftart"><text:span text:style-name="T74"> </text:span></text:span><text:span text:style-name="Absatz-Standardschriftart"><text:span text:style-name="T44">escola</text:span></text:span><text:span text:style-name="T89"> </text:span><text:span text:style-name="Absatz-Standardschriftart"><text:span text:style-name="T44">pública,</text:span></text:span><text:span text:style-name="T89"> </text:span><text:span text:style-name="Absatz-Standardschriftart"><text:span text:style-name="T44">oriundo de família com</text:span></text:span><text:span text:style-name="Absatz-Standardschriftart"><text:span text:style-name="T72"> </text:span></text:span><text:span text:style-name="Absatz-Standardschriftart"><text:span text:style-name="T44">renda igual ou inferior a 1,</text:span></text:span><text:span text:style-name="Absatz-Standardschriftart"><text:span text:style-name="T54">5</text:span></text:span><text:span text:style-name="Absatz-Standardschriftart"><text:span text:style-name="T44"> </text:span></text:span><text:span text:style-name="Absatz-Standardschriftart"><text:span text:style-name="T55">(um </text:span></text:span><text:span text:style-name="Absatz-Standardschriftart"><text:span text:style-name="T54">vírgula cinco</text:span></text:span><text:span text:style-name="Absatz-Standardschriftart"><text:span text:style-name="T55">)</text:span></text:span><text:span text:style-name="Absatz-Standardschriftart"><text:span text:style-name="T44"> salário</text:span></text:span><text:span text:style-name="Absatz-Standardschriftart"><text:span text:style-name="T54">s</text:span></text:span><text:span text:style-name="Absatz-Standardschriftart"><text:span text:style-name="T44">-mínimo</text:span></text:span><text:span text:style-name="Absatz-Standardschriftart"><text:span text:style-name="T54">s</text:span></text:span><text:span text:style-name="Absatz-Standardschriftart"><text:span text:style-name="T44"> per capita</text:span></text:span><text:span text:style-name="T89"> </text:span><text:span text:style-name="T92">OU </text:span><text:span text:style-name="T89">de </text:span><text:span text:style-name="Absatz-Standardschriftart"><text:span text:style-name="T44">família</text:span></text:span><text:span text:style-name="T89"> com</text:span><text:span text:style-name="Absatz-Standardschriftart"><text:span text:style-name="T72"> </text:span></text:span><text:span text:style-name="Absatz-Standardschriftart"><text:span text:style-name="T44">renda</text:span></text:span><text:span text:style-name="T89"> </text:span><text:span text:style-name="Absatz-Standardschriftart"><text:span text:style-name="T44">igual </text:span></text:span><text:span text:style-name="T89">ou </text:span><text:span text:style-name="Absatz-Standardschriftart"><text:span text:style-name="T44">inferior </text:span></text:span><text:span text:style-name="T89">a 1 </text:span><text:span text:style-name="T91">(um)</text:span><text:span text:style-name="T89"> </text:span><text:span text:style-name="Absatz-Standardschriftart"><text:span text:style-name="T44">salário-mínimo</text:span></text:span><text:span text:style-name="T89"> per</text:span><text:span text:style-name="Absatz-Standardschriftart"><text:span text:style-name="T44"> capita </text:span></text:span><text:span text:style-name="Absatz-Standardschriftart"><text:span text:style-name="T54">(para ingressantes SiSU) ou </text:span></text:span><text:span text:style-name="Absatz-Standardschriftart"><text:span text:style-name="T44">;</text:span></text:span></text:p>
      <text:p text:style-name="P29"><text:span text:style-name="T89">(</text:span><text:span text:style-name="Absatz-Standardschriftart"><text:span text:style-name="T71"> </text:span></text:span><text:span text:style-name="T89">)</text:span><text:span text:style-name="Absatz-Standardschriftart"><text:span text:style-name="T44"> para</text:span></text:span><text:span text:style-name="T89"> fins</text:span><text:span text:style-name="Absatz-Standardschriftart"><text:span text:style-name="T44"> </text:span></text:span><text:span text:style-name="T89">de obtenção</text:span><text:span text:style-name="Absatz-Standardschriftart"><text:span text:style-name="T44"> </text:span></text:span><text:span text:style-name="T89">do </text:span><text:span text:style-name="Absatz-Standardschriftart"><text:span text:style-name="T44">Índice</text:span></text:span><text:span text:style-name="T89"> de </text:span><text:span text:style-name="Absatz-Standardschriftart"><text:span text:style-name="T44">Vulnerabilidade</text:span></text:span><text:span text:style-name="T89"> </text:span><text:span text:style-name="Absatz-Standardschriftart"><text:span text:style-name="T44">Social </text:span></text:span><text:span text:style-name="T89">– IVS, com</text:span><text:span text:style-name="Absatz-Standardschriftart"><text:span text:style-name="T72"> </text:span></text:span><text:span text:style-name="Absatz-Standardschriftart"><text:span text:style-name="T44">renda</text:span></text:span><text:span text:style-name="T89"> de até</text:span><text:span text:style-name="Absatz-Standardschriftart"><text:span text:style-name="T44"> </text:span></text:span><text:span text:style-name="T89">2 </text:span><text:span text:style-name="Absatz-Standardschriftart"><text:span text:style-name="T44">salários-mínimos </text:span></text:span><text:span text:style-name="T89">per</text:span><text:span text:style-name="Absatz-Standardschriftart"><text:span text:style-name="T44"> capita.</text:span></text:span></text:p>
      <text:p text:style-name="P33"><text:span text:style-name="T95">Estou</text:span><text:span text:style-name="Absatz-Standardschriftart"><text:span text:style-name="T58"> ciente</text:span></text:span><text:span text:style-name="T95"> de </text:span><text:span text:style-name="Absatz-Standardschriftart"><text:span text:style-name="T58">que</text:span></text:span><text:span text:style-name="T95"> a </text:span><text:span text:style-name="Absatz-Standardschriftart"><text:span text:style-name="T58">veracidade</text:span></text:span><text:span text:style-name="T95"> das</text:span><text:span text:style-name="Absatz-Standardschriftart"><text:span text:style-name="T58"> </text:span></text:span><text:span text:style-name="T95">informações</text:span><text:span text:style-name="Absatz-Standardschriftart"><text:span text:style-name="T58"> contidas</text:span></text:span><text:span text:style-name="Absatz-Standardschriftart"><text:span text:style-name="T69"> </text:span></text:span><text:span text:style-name="T95">neste </text:span><text:span text:style-name="Absatz-Standardschriftart"><text:span text:style-name="T58">formulário,</text:span></text:span><text:span text:style-name="T95"> bem</text:span><text:span text:style-name="Absatz-Standardschriftart"><text:span text:style-name="T73"> </text:span></text:span><text:span text:style-name="T95">como os</text:span><text:span text:style-name="Absatz-Standardschriftart"><text:span text:style-name="T58"> </text:span></text:span><text:span text:style-name="T95">documentos</text:span><text:span text:style-name="Absatz-Standardschriftart"><text:span text:style-name="T58"> entregues para</text:span></text:span><text:span text:style-name="Absatz-Standardschriftart"><text:span text:style-name="T75"> </text:span></text:span><text:span text:style-name="Absatz-Standardschriftart"><text:span text:style-name="T58">comprovação</text:span></text:span><text:span text:style-name="T95"> são de minha </text:span><text:span text:style-name="Absatz-Standardschriftart"><text:span text:style-name="T58">inteira</text:span></text:span><text:span text:style-name="T95"> </text:span><text:span text:style-name="Absatz-Standardschriftart"><text:span text:style-name="T58">responsabilidade.</text:span></text:span></text:p>
      <text:p text:style-name="P34"><text:span text:style-name="T89">Telefone </text:span><text:span text:style-name="T90">1</text:span><text:span text:style-name="T89">:</text:span><text:span text:style-name="Absatz-Standardschriftart"><text:span text:style-name="T76"> </text:span></text:span><text:span text:style-name="Absatz-Standardschriftart"><text:span text:style-name="T44">(</text:span></text:span><text:span text:style-name="Absatz-Standardschriftart"><text:span text:style-name="T56">48</text:span></text:span><text:span text:style-name="Absatz-Standardschriftart"><text:span text:style-name="T44">) </text:span></text:span><text:span text:style-name="Absatz-Standardschriftart"><text:span text:style-name="T56">99607 2949 <text:s text:c="5"/></text:span></text:span><text:span text:style-name="Absatz-Standardschriftart"><text:span text:style-name="T44"><text:s/>.Telefone </text:span></text:span><text:span text:style-name="Absatz-Standardschriftart"><text:span text:style-name="T50">2</text:span></text:span><text:span text:style-name="Absatz-Standardschriftart"><text:span text:style-name="T44">:</text:span></text:span><text:span text:style-name="Absatz-Standardschriftart"><text:span text:style-name="T76"> </text:span></text:span><text:span text:style-name="Absatz-Standardschriftart"><text:span text:style-name="T44">(…....)</text:span></text:span><text:span text:style-name="Absatz-Standardschriftart"><text:span text:style-name="T76"> …………</text:span></text:span><text:span text:style-name="Absatz-Standardschriftart"><text:span text:style-name="T44">…………………………E-mail:</text:span></text:span><text:span text:style-name="Absatz-Standardschriftart"><text:span text:style-name="T76"> </text:span></text:span><text:span text:style-name="Absatz-Standardschriftart"><text:span text:style-name="T77">JUNOKIM76@GMAIL.COM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table:number-columns-spanned="9" office:value-type="string">
            <text:p text:style-name="P35"><text:span text:style-name="Absatz-Standardschriftart"><text:span text:style-name="T65">1 - </text:span></text:span><text:span text:style-name="Absatz-Standardschriftart"><text:span text:style-name="T64">COMPOSIÇÃO</text:span></text:span><text:span text:style-name="Absatz-Standardschriftart"><text:span text:style-name="T78"> </text:span></text:span><text:span text:style-name="Absatz-Standardschriftart"><text:span text:style-name="T64">DO</text:span></text:span><text:span text:style-name="Absatz-Standardschriftart"><text:span text:style-name="T79"> </text:span></text:span><text:span text:style-name="Absatz-Standardschriftart"><text:span text:style-name="T64">NÚCLEO</text:span></text:span><text:span text:style-name="Absatz-Standardschriftart"><text:span text:style-name="T79"> </text:span></text:span><text:span text:style-name="Absatz-Standardschriftart"><text:span text:style-name="T70">FAMILIAR,</text:span></text:span><text:span text:style-name="Absatz-Standardschriftart"><text:span text:style-name="T78"> </text:span></text:span><text:span text:style-name="Absatz-Standardschriftart"><text:span text:style-name="T64">INCLUINDO</text:span></text:span><text:span text:style-name="Absatz-Standardschriftart"><text:span text:style-name="T79"> </text:span></text:span><text:span text:style-name="Absatz-Standardschriftart"><text:span text:style-name="T97">O</text:span></text:span><text:span text:style-name="Absatz-Standardschriftart"><text:span text:style-name="T79"> </text:span></text:span><text:span text:style-name="Absatz-Standardschriftart"><text:span text:style-name="T64">INGRESSANTE/DISCENT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39"><text:span text:style-name="Absatz-Standardschriftart"><text:span text:style-name="T89">Nome</text:span></text:span></text:p>
          </table:table-cell>
          <table:table-cell table:style-name="Tabela2.B2" office:value-type="string">
            <text:p text:style-name="P36"><text:span text:style-name="Absatz-Standardschriftart"><text:span text:style-name="T89">Idade</text:span></text:span></text:p>
          </table:table-cell>
          <table:table-cell table:style-name="Tabela2.C2" office:value-type="string">
            <text:p text:style-name="P37"><text:span text:style-name="Absatz-Standardschriftart"><text:span text:style-name="T44">Parentesco</text:span></text:span></text:p>
          </table:table-cell>
          <table:table-cell table:style-name="Tabela2.D2" office:value-type="string">
            <text:p text:style-name="P38"><text:span text:style-name="Absatz-Standardschriftart"><text:span text:style-name="T44">Situação<text:line-break/></text:span></text:span><text:span text:style-name="Absatz-Standardschriftart"><text:span text:style-name="T51">Empregatícia</text:span></text:span><text:span text:style-name="Absatz-Standardschriftart"><text:span text:style-name="T44">*</text:span></text:span></text:p>
          </table:table-cell>
          <table:table-cell table:style-name="Tabela2.E2" office:value-type="string">
            <text:p text:style-name="P48"><text:span text:style-name="Absatz-Standardschriftart"><text:span text:style-name="T89">Renda</text:span></text:span><text:span text:style-name="Absatz-Standardschriftart"><text:span text:style-name="T81"> </text:span></text:span><text:span text:style-name="Absatz-Standardschriftart"><text:span text:style-name="T44">Mês </text:span></text:span><text:span text:style-name="Absatz-Standardschriftart"><text:span text:style-name="T89">1</text:span></text:span></text:p>
          </table:table-cell>
          <table:table-cell table:style-name="Tabela2.F2" office:value-type="string">
            <text:p text:style-name="P44"><text:span text:style-name="Absatz-Standardschriftart"><text:span text:style-name="T44">Renda</text:span></text:span><text:span text:style-name="Absatz-Standardschriftart"><text:span text:style-name="T82"> </text:span></text:span><text:span text:style-name="Absatz-Standardschriftart"><text:span text:style-name="T44">Mês </text:span></text:span><text:span text:style-name="Absatz-Standardschriftart"><text:span text:style-name="T89">2</text:span></text:span></text:p>
          </table:table-cell>
          <table:table-cell table:style-name="Tabela2.G2" office:value-type="string">
            <text:p text:style-name="P42"><text:span text:style-name="Absatz-Standardschriftart"><text:span text:style-name="T44">Renda</text:span></text:span><text:span text:style-name="Absatz-Standardschriftart"><text:span text:style-name="T82"> </text:span></text:span><text:span text:style-name="Absatz-Standardschriftart"><text:span text:style-name="T44">Mês</text:span></text:span><text:span text:style-name="Absatz-Standardschriftart"><text:span text:style-name="T80"> </text:span></text:span><text:span text:style-name="Absatz-Standardschriftart"><text:span text:style-name="T89">3</text:span></text:span></text:p>
          </table:table-cell>
          <table:table-cell table:style-name="Tabela2.H2" office:value-type="string">
            <text:p text:style-name="P43"><text:span text:style-name="Absatz-Standardschriftart"><text:span text:style-name="T44">Renda</text:span></text:span><text:span text:style-name="Absatz-Standardschriftart"><text:span text:style-name="T82"> </text:span></text:span><text:span text:style-name="Absatz-Standardschriftart"><text:span text:style-name="T44">Média***</text:span></text:span></text:p>
          </table:table-cell>
          <table:table-cell table:style-name="Tabela2.I2" office:value-type="string">
            <text:p text:style-name="P40"><text:span text:style-name="Absatz-Standardschriftart"><text:span text:style-name="T89">Renda</text:span></text:span><text:span text:style-name="Absatz-Standardschriftart"><text:span text:style-name="T83"> </text:span></text:span><text:span text:style-name="Absatz-Standardschriftart"><text:span text:style-name="T44">Média</text:span></text:span><text:span text:style-name="Absatz-Standardschriftart"><text:span text:style-name="T85"> </text:span></text:span><text:span text:style-name="Absatz-Standardschriftart"><text:span text:style-name="T44">Anual</text:span></text:span><text:span text:style-name="Absatz-Standardschriftart"><text:span text:style-name="T80"> </text:span></text:span><text:span text:style-name="Absatz-Standardschriftart"><text:span text:style-name="T44">Atividade</text:span></text:span><text:span text:style-name="Absatz-Standardschriftart"><text:span text:style-name="T86"> </text:span></text:span><text:span text:style-name="Absatz-Standardschriftart"><text:span text:style-name="T44">Rural**</text:span></text:span></text:p>
          </table:table-cell>
        </table:table-row>
        <table:table-row table:style-name="Tabela2.3">
          <table:table-cell table:style-name="Tabela2.A3" office:value-type="string">
            <text:p text:style-name="P52"><text:s text:c="2"/>JUNO</text:p>
          </table:table-cell>
          <table:table-cell table:style-name="Tabela2.B3" office:value-type="string">
            <text:p text:style-name="P6"><text:s text:c="2"/><text:span text:style-name="T175">47</text:span></text:p>
          </table:table-cell>
          <table:table-cell table:style-name="Tabela2.C3" office:value-type="string">
            <text:p text:style-name="P6"><text:s/><text:span text:style-name="T175">CANDIDATO</text:span></text:p>
          </table:table-cell>
          <table:table-cell table:style-name="Tabela2.D3" office:value-type="string">
            <text:p text:style-name="P6"><text:s text:c="2"/><text:span text:style-name="T175">AUX. DOENÇA</text:span></text:p>
          </table:table-cell>
          <table:table-cell table:style-name="Tabela2.E3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G3" office:value-type="string">
            <text:p text:style-name="P6"/>
          </table:table-cell>
          <table:table-cell table:style-name="Tabela2.H3" office:value-type="string">
            <text:p text:style-name="P6"/>
          </table:table-cell>
          <table:table-cell table:style-name="Tabela2.I3" office:value-type="string">
            <text:p text:style-name="P6"/>
          </table:table-cell>
        </table:table-row>
        <table:table-row table:style-name="Tabela2.3">
          <table:table-cell table:style-name="Tabela2.A4" office:value-type="string">
            <text:p text:style-name="P6"><text:s text:c="2"/><text:span text:style-name="T175">DAVI</text:span></text:p>
          </table:table-cell>
          <table:table-cell table:style-name="Tabela2.B4" office:value-type="string">
            <text:p text:style-name="P6"><text:s text:c="2"/><text:span text:style-name="T175">11</text:span></text:p>
          </table:table-cell>
          <table:table-cell table:style-name="Tabela2.C4" office:value-type="string">
            <text:p text:style-name="P6"><text:s text:c="2"/><text:span text:style-name="T175">FILHO</text:span></text:p>
          </table:table-cell>
          <table:table-cell table:style-name="Tabela2.D4" office:value-type="string">
            <text:p text:style-name="P6"><text:s/></text:p>
          </table:table-cell>
          <table:table-cell table:style-name="Tabela2.E4" office:value-type="string">
            <text:p text:style-name="P6"/>
          </table:table-cell>
          <table:table-cell table:style-name="Tabela2.F4" office:value-type="string">
            <text:p text:style-name="P6"/>
          </table:table-cell>
          <table:table-cell table:style-name="Tabela2.G4" office:value-type="string">
            <text:p text:style-name="P6"/>
          </table:table-cell>
          <table:table-cell table:style-name="Tabela2.H4" office:value-type="string">
            <text:p text:style-name="P6"/>
          </table:table-cell>
          <table:table-cell table:style-name="Tabela2.I4" office:value-type="string">
            <text:p text:style-name="P6"/>
          </table:table-cell>
        </table:table-row>
        <table:table-row table:style-name="Tabela2.5">
          <table:table-cell table:style-name="Tabela2.A5" office:value-type="string">
            <text:p text:style-name="P6"/>
          </table:table-cell>
          <table:table-cell table:style-name="Tabela2.B5" office:value-type="string">
            <text:p text:style-name="P6"/>
          </table:table-cell>
          <table:table-cell table:style-name="Tabela2.C5" office:value-type="string">
            <text:p text:style-name="P6"/>
          </table:table-cell>
          <table:table-cell table:style-name="Tabela2.D5" office:value-type="string">
            <text:p text:style-name="P6"/>
          </table:table-cell>
          <table:table-cell table:style-name="Tabela2.E5" office:value-type="string">
            <text:p text:style-name="P6"/>
          </table:table-cell>
          <table:table-cell table:style-name="Tabela2.F5" office:value-type="string">
            <text:p text:style-name="P6"/>
          </table:table-cell>
          <table:table-cell table:style-name="Tabela2.G5" office:value-type="string">
            <text:p text:style-name="P6"/>
          </table:table-cell>
          <table:table-cell table:style-name="Tabela2.H5" office:value-type="string">
            <text:p text:style-name="P6"/>
          </table:table-cell>
          <table:table-cell table:style-name="Tabela2.I5" office:value-type="string">
            <text:p text:style-name="P6"/>
          </table:table-cell>
        </table:table-row>
        <table:table-row table:style-name="Tabela2.3">
          <table:table-cell table:style-name="Tabela2.A6" office:value-type="string">
            <text:p text:style-name="P6"/>
          </table:table-cell>
          <table:table-cell table:style-name="Tabela2.B6" office:value-type="string">
            <text:p text:style-name="P6"/>
          </table:table-cell>
          <table:table-cell table:style-name="Tabela2.C6" office:value-type="string">
            <text:p text:style-name="P6"/>
          </table:table-cell>
          <table:table-cell table:style-name="Tabela2.D6" office:value-type="string">
            <text:p text:style-name="P6"/>
          </table:table-cell>
          <table:table-cell table:style-name="Tabela2.E6" office:value-type="string">
            <text:p text:style-name="P6"/>
          </table:table-cell>
          <table:table-cell table:style-name="Tabela2.F6" office:value-type="string">
            <text:p text:style-name="P6"/>
          </table:table-cell>
          <table:table-cell table:style-name="Tabela2.G6" office:value-type="string">
            <text:p text:style-name="P6"/>
          </table:table-cell>
          <table:table-cell table:style-name="Tabela2.H6" office:value-type="string">
            <text:p text:style-name="P6"/>
          </table:table-cell>
          <table:table-cell table:style-name="Tabela2.I6" office:value-type="string">
            <text:p text:style-name="P6"/>
          </table:table-cell>
        </table:table-row>
        <table:table-row table:style-name="Tabela2.3">
          <table:table-cell table:style-name="Tabela2.A7" office:value-type="string">
            <text:p text:style-name="P6"/>
          </table:table-cell>
          <table:table-cell table:style-name="Tabela2.B7" office:value-type="string">
            <text:p text:style-name="P6"/>
          </table:table-cell>
          <table:table-cell table:style-name="Tabela2.C7" office:value-type="string">
            <text:p text:style-name="P6"/>
          </table:table-cell>
          <table:table-cell table:style-name="Tabela2.D7" office:value-type="string">
            <text:p text:style-name="P6"/>
          </table:table-cell>
          <table:table-cell table:style-name="Tabela2.E7" office:value-type="string">
            <text:p text:style-name="P6"/>
          </table:table-cell>
          <table:table-cell table:style-name="Tabela2.F7" office:value-type="string">
            <text:p text:style-name="P6"/>
          </table:table-cell>
          <table:table-cell table:style-name="Tabela2.G7" office:value-type="string">
            <text:p text:style-name="P6"/>
          </table:table-cell>
          <table:table-cell table:style-name="Tabela2.H7" office:value-type="string">
            <text:p text:style-name="P6"/>
          </table:table-cell>
          <table:table-cell table:style-name="Tabela2.I7" office:value-type="string">
            <text:p text:style-name="P6"/>
          </table:table-cell>
        </table:table-row>
      </table:table>
      <text:p text:style-name="P27"><text:span text:style-name="Absatz-Standardschriftart"><text:span text:style-name="T98"><draw:frame draw:style-name="fr1" draw:name="Text Box 1462" text:anchor-type="as-char" svg:y="0cm" svg:width="18.962cm" style:rel-width="scale" svg:height="0.607cm" style:rel-height="scale" draw:z-index="1"><draw:text-box><text:p text:style-name="P41"><text:span text:style-name="Absatz-Standardschriftart"><text:span text:style-name="T40">Nº</text:span></text:span><text:span text:style-name="Absatz-Standardschriftart"><text:span text:style-name="T42"> </text:span></text:span><text:span text:style-name="Absatz-Standardschriftart"><text:span text:style-name="T41">de Integrantes:</text:span></text:span><text:span text:style-name="Absatz-Standardschriftart"><text:span text:style-name="T2"><text:tab/> <text:s text:c="36"/></text:span></text:span><text:span text:style-name="Absatz-Standardschriftart"><text:span text:style-name="T40">R</text:span></text:span><text:span text:style-name="Absatz-Standardschriftart"><text:span text:style-name="T41">enda Média Familiar Bruta:</text:span></text:span><text:span text:style-name="Absatz-Standardschriftart"><text:span text:style-name="T43"> </text:span></text:span><text:span text:style-name="Absatz-Standardschriftart"><text:span text:style-name="T40">R$</text:span></text:span><text:span text:style-name="Absatz-Standardschriftart"><text:span text:style-name="T3"><text:tab/></text:span></text:span></text:p></draw:text-box></draw:frame></text:span></text:span></text:p>
      <text:p text:style-name="P4"><text:span text:style-name="Absatz-Standardschriftart"><text:span text:style-name="T94">*</text:span></text:span><text:span text:style-name="Absatz-Standardschriftart"><text:span text:style-name="T84"> </text:span></text:span><text:span text:style-name="Absatz-Standardschriftart"><text:span text:style-name="T57">Informar</text:span></text:span><text:span text:style-name="Absatz-Standardschriftart"><text:span text:style-name="T68"> </text:span></text:span><text:span text:style-name="Absatz-Standardschriftart"><text:span text:style-name="T57">situação </text:span></text:span><text:span text:style-name="Absatz-Standardschriftart"><text:span text:style-name="T63">empregatícia conforme a tabela abaixo</text:span></text:span><text:span text:style-name="Absatz-Standardschriftart"><text:span text:style-name="T57">:</text:span></text:span><text:span text:style-name="Absatz-Standardschriftart"><text:span text:style-name="T87"> </text:span></text:span><text:span text:style-name="Absatz-Standardschriftart"><text:span text:style-name="T44">(</text:span></text:span><text:span text:style-name="Absatz-Standardschriftart"><text:span text:style-name="T52">A</text:span></text:span><text:span text:style-name="Absatz-Standardschriftart"><text:span text:style-name="T44">ssalariado, </text:span></text:span><text:span text:style-name="Absatz-Standardschriftart"><text:span text:style-name="T52">Ativ. rural,</text:span></text:span><text:span text:style-name="Absatz-Standardschriftart"><text:span text:style-name="T66"> </text:span></text:span><text:span text:style-name="Absatz-Standardschriftart"><text:span text:style-name="T67">Aposentado, Pensionista, Autônomo, Prof. Liberal, Locador, De</text:span></text:span><text:span text:style-name="Absatz-Standardschriftart"><text:span text:style-name="T44">sempregado, </text:span></text:span><text:span text:style-name="Absatz-Standardschriftart"><text:span text:style-name="T53">Sem renda,</text:span></text:span><text:span text:style-name="Absatz-Standardschriftart"><text:span text:style-name="T44"> </text:span></text:span><text:span text:style-name="Absatz-Standardschriftart"><text:span text:style-name="T53">I</text:span></text:span><text:span text:style-name="Absatz-Standardschriftart"><text:span text:style-name="T89">nformal</text:span></text:span><text:span text:style-name="Absatz-Standardschriftart"><text:span text:style-name="T66"> </text:span></text:span><text:span text:style-name="Absatz-Standardschriftart"><text:span text:style-name="T44">(bico), </text:span></text:span><text:span text:style-name="Absatz-Standardschriftart"><text:span text:style-name="T53">Empresário, </text:span></text:span><text:span text:style-name="Absatz-Standardschriftart"><text:span text:style-name="T44">M</text:span></text:span><text:span text:style-name="Absatz-Standardschriftart"><text:span text:style-name="T53">EI, Recebedor de pensão alimentícia</text:span></text:span><text:span text:style-name="Absatz-Standardschriftart"><text:span text:style-name="T44">, </text:span></text:span><text:span text:style-name="Absatz-Standardschriftart"><text:span text:style-name="T53">Ajuda financeira</text:span></text:span><text:span text:style-name="Absatz-Standardschriftart"><text:span text:style-name="T89">); </text:span></text:span><text:span text:style-name="Absatz-Standardschriftart"><text:span text:style-name="T44">**</text:span></text:span><text:span text:style-name="Absatz-Standardschriftart"><text:span text:style-name="T83"> </text:span></text:span><text:span text:style-name="Absatz-Standardschriftart"><text:span text:style-name="T44">Campo</text:span></text:span><text:span text:style-name="Absatz-Standardschriftart"><text:span text:style-name="T83"> </text:span></text:span><text:span text:style-name="Absatz-Standardschriftart"><text:span text:style-name="T44">exclusivo</text:span></text:span><text:span text:style-name="Absatz-Standardschriftart"><text:span text:style-name="T66"> </text:span></text:span><text:span text:style-name="Absatz-Standardschriftart"><text:span text:style-name="T44">para</text:span></text:span><text:span text:style-name="Absatz-Standardschriftart"><text:span text:style-name="T66"> </text:span></text:span><text:span text:style-name="Absatz-Standardschriftart"><text:span text:style-name="T44">registro</text:span></text:span><text:span text:style-name="Absatz-Standardschriftart"><text:span text:style-name="T66"> </text:span></text:span><text:span text:style-name="Absatz-Standardschriftart"><text:span text:style-name="T44">da</text:span></text:span><text:span text:style-name="Absatz-Standardschriftart"><text:span text:style-name="T66"> </text:span></text:span><text:span text:style-name="Absatz-Standardschriftart"><text:span text:style-name="T44">renda</text:span></text:span><text:span text:style-name="Absatz-Standardschriftart"><text:span text:style-name="T66"> </text:span></text:span><text:span text:style-name="Absatz-Standardschriftart"><text:span text:style-name="T44">média anual</text:span></text:span><text:span text:style-name="Absatz-Standardschriftart"><text:span text:style-name="T66"> </text:span></text:span><text:span text:style-name="Absatz-Standardschriftart"><text:span text:style-name="T44">da</text:span></text:span><text:span text:style-name="Absatz-Standardschriftart"><text:span text:style-name="T66"> </text:span></text:span><text:span text:style-name="Absatz-Standardschriftart"><text:span text:style-name="T44">atividade rural; </text:span></text:span><text:span text:style-name="Absatz-Standardschriftart"><text:span text:style-name="T57">***</text:span></text:span><text:span text:style-name="Absatz-Standardschriftart"><text:span text:style-name="T84"> </text:span></text:span><text:span text:style-name="Absatz-Standardschriftart"><text:span text:style-name="T57">Para</text:span></text:span><text:span text:style-name="Absatz-Standardschriftart"><text:span text:style-name="T68"> </text:span></text:span><text:span text:style-name="Absatz-Standardschriftart"><text:span text:style-name="T57">cálculo</text:span></text:span><text:span text:style-name="Absatz-Standardschriftart"><text:span text:style-name="T84"> </text:span></text:span><text:span text:style-name="Absatz-Standardschriftart"><text:span text:style-name="T57">da</text:span></text:span><text:span text:style-name="Absatz-Standardschriftart"><text:span text:style-name="T68"> </text:span></text:span><text:span text:style-name="Absatz-Standardschriftart"><text:span text:style-name="T57">média</text:span></text:span><text:span text:style-name="Absatz-Standardschriftart"><text:span text:style-name="T68"> </text:span></text:span><text:span text:style-name="Absatz-Standardschriftart"><text:span text:style-name="T57">da</text:span></text:span><text:span text:style-name="Absatz-Standardschriftart"><text:span text:style-name="T68"> </text:span></text:span><text:span text:style-name="Absatz-Standardschriftart"><text:span text:style-name="T57">renda,</text:span></text:span><text:span text:style-name="Absatz-Standardschriftart"><text:span text:style-name="T68"> </text:span></text:span><text:span text:style-name="Absatz-Standardschriftart"><text:span text:style-name="T57">considerar:</text:span></text:span></text:p>
      <text:p text:style-name="P4"><text:span text:style-name="Absatz-Standardschriftart"/></text:p>
      <text:p text:style-name="P49"><text:span text:style-name="T119">1-</text:span><text:span text:style-name="T121"> </text:span><text:span text:style-name="T122">O CADÚNICO PODE SER UTILIZADO EM SUBSTITUIÇÃO AOS DOCUMENTOS DE COMPROVAÇÃO DE RENDA</text:span><text:span text:style-name="T120">. PARA ISSO, ANEXE A ESTE FORMULÁRIO A FOLHA RESUMO DO CADÚNICO ATUALIZADO.</text:span></text:p>
      <text:p text:style-name="P25"><text:span text:style-name="T15">2- </text:span><text:span text:style-name="T11">ABAIXO </text:span><text:span text:style-name="T12">E NO VERSO</text:span><text:span text:style-name="T11">: ORIENTAÇÕES SOBRE OS DOCUMENTOS A SEREM APRESENTADOS </text:span><text:span text:style-name="T13">E ENTREGUES </text:span><text:span text:style-name="T14">CÓPIAS</text:span><text:span text:style-name="T11"> </text:span><text:span text:style-name="T37">DE ACORDO COM CADA SITUAÇÃO </text:span><text:span text:style-name="T38">EMPREGATÍCI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text:style-name="L1">
              <text:list-item>
                <text:p text:style-name="P51"/>
              </text:list-item>
            </text:list>
          </table:table-cell>
          <table:table-cell table:style-name="Tabela1.A1" office:value-type="string">
            <text:p text:style-name="P13"><text:span text:style-name="T169">Documentos</text:span><text:span text:style-name="Absatz-Standardschriftart"><text:span text:style-name="T170"> para comprovação do Núcleo Familiar: </text:span></text:span><text:span text:style-name="Absatz-Standardschriftart"><text:span text:style-name="T173">APRESENTAR ORIGINAIS E ENTREGAR FOTOCÓPIAS</text:span></text:span><text:span text:style-name="Absatz-Standardschriftart"><text:span text:style-name="T171"> </text:span></text:span><text:span text:style-name="Absatz-Standardschriftart"><text:span text:style-name="T173">OU</text:span></text:span><text:span text:style-name="Absatz-Standardschriftart"><text:span text:style-name="T171"> </text:span></text:span><text:span text:style-name="Absatz-Standardschriftart"><text:span text:style-name="T173">CÓPIA AUTENTICADA DOS DOCUMENTOS ABAIXO</text:span></text:span></text:p>
          </table:table-cell>
        </table:table-row>
        <table:table-row table:style-name="Tabela1.2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24"><text:span text:style-name="Absatz-Standardschriftart"><text:span text:style-name="T142">Documentos </text:span></text:span><text:span text:style-name="Absatz-Standardschriftart"><text:span text:style-name="T143">de Identificação </text:span></text:span><text:span text:style-name="Absatz-Standardschriftart"><text:span text:style-name="T144">(um por pessoa)</text:span></text:span><text:span text:style-name="Absatz-Standardschriftart"><text:span text:style-name="T142">:</text:span></text:span><text:span text:style-name="Absatz-Standardschriftart"><text:span text:style-name="T146"> </text:span></text:span><text:span text:style-name="Absatz-Standardschriftart"><text:span text:style-name="T145">Serão</text:span></text:span><text:span text:style-name="Absatz-Standardschriftart"><text:span text:style-name="T149"> </text:span></text:span><text:span text:style-name="Absatz-Standardschriftart"><text:span text:style-name="T145">aceitos</text:span></text:span><text:span text:style-name="Absatz-Standardschriftart"><text:span text:style-name="T150"> </text:span></text:span><text:span text:style-name="T151">como</text:span><text:span text:style-name="Absatz-Standardschriftart"><text:span text:style-name="T154"> </text:span></text:span><text:span text:style-name="T151">Documento</text:span><text:span text:style-name="Absatz-Standardschriftart"><text:span text:style-name="T154"> </text:span></text:span><text:span text:style-name="T151">de</text:span><text:span text:style-name="Absatz-Standardschriftart"><text:span text:style-name="T150"> </text:span></text:span><text:span text:style-name="T151">Identificação:</text:span><text:span text:style-name="Absatz-Standardschriftart"><text:span text:style-name="T154"> </text:span></text:span><text:span text:style-name="Absatz-Standardschriftart"><text:span text:style-name="T145">Certidão</text:span></text:span><text:span text:style-name="Absatz-Standardschriftart"><text:span text:style-name="T155"> </text:span></text:span><text:span text:style-name="T151">de</text:span><text:span text:style-name="Absatz-Standardschriftart"><text:span text:style-name="T154"> </text:span></text:span><text:span text:style-name="Absatz-Standardschriftart"><text:span text:style-name="T145">Nascimento </text:span></text:span><text:span text:style-name="Absatz-Standardschriftart"><text:span text:style-name="T147">(</text:span></text:span><text:span text:style-name="Absatz-Standardschriftart"><text:span text:style-name="T148">válida apenas se for </text:span></text:span><text:span text:style-name="Absatz-Standardschriftart"><text:span text:style-name="T147">menor de 16 anos </text:span></text:span><text:span text:style-name="Absatz-Standardschriftart"><text:span text:style-name="T148">que não apresente Carteira de Identidade</text:span></text:span><text:span text:style-name="Absatz-Standardschriftart"><text:span text:style-name="T147">)</text:span></text:span><text:span text:style-name="Absatz-Standardschriftart"><text:span text:style-name="T145">;</text:span></text:span><text:span text:style-name="Absatz-Standardschriftart"><text:span text:style-name="T155"> </text:span></text:span><text:span text:style-name="Absatz-Standardschriftart"><text:span text:style-name="T145">Carteiras</text:span></text:span><text:span text:style-name="Absatz-Standardschriftart"><text:span text:style-name="T155"> </text:span></text:span><text:span text:style-name="Absatz-Standardschriftart"><text:span text:style-name="T145">expedidas</text:span></text:span><text:span text:style-name="Absatz-Standardschriftart"><text:span text:style-name="T149"> </text:span></text:span><text:span text:style-name="T151">por</text:span><text:span text:style-name="Absatz-Standardschriftart"><text:span text:style-name="T150"> </text:span></text:span><text:span text:style-name="Absatz-Standardschriftart"><text:span text:style-name="T145">Secretaria</text:span></text:span><text:span text:style-name="Absatz-Standardschriftart"><text:span text:style-name="T154"> </text:span></text:span><text:span text:style-name="T151">de</text:span><text:span text:style-name="Absatz-Standardschriftart"><text:span text:style-name="T156"> </text:span></text:span><text:span text:style-name="Absatz-Standardschriftart"><text:span text:style-name="T145">Segurança</text:span></text:span><text:span text:style-name="Absatz-Standardschriftart"><text:span text:style-name="T157"> </text:span></text:span><text:span text:style-name="Absatz-Standardschriftart"><text:span text:style-name="T145">Pública,</text:span></text:span><text:span text:style-name="Absatz-Standardschriftart"><text:span text:style-name="T158"> </text:span></text:span><text:span text:style-name="T151">Comando</text:span><text:span text:style-name="Absatz-Standardschriftart"><text:span text:style-name="T158"> </text:span></text:span><text:span text:style-name="Absatz-Standardschriftart"><text:span text:style-name="T145">Militar,</text:span></text:span><text:span text:style-name="Absatz-Standardschriftart"><text:span text:style-name="T159"> </text:span></text:span><text:span text:style-name="Absatz-Standardschriftart"><text:span text:style-name="T145">Corpo</text:span></text:span><text:span text:style-name="Absatz-Standardschriftart"><text:span text:style-name="T158"> </text:span></text:span><text:span text:style-name="T151">de</text:span><text:span text:style-name="Absatz-Standardschriftart"><text:span text:style-name="T159"> </text:span></text:span><text:span text:style-name="Absatz-Standardschriftart"><text:span text:style-name="T145">Bombeiros,</text:span></text:span><text:span text:style-name="Absatz-Standardschriftart"><text:span text:style-name="T158"> </text:span></text:span><text:span text:style-name="Absatz-Standardschriftart"><text:span text:style-name="T145">Polícia</text:span></text:span><text:span text:style-name="Absatz-Standardschriftart"><text:span text:style-name="T159"> </text:span></text:span><text:span text:style-name="Absatz-Standardschriftart"><text:span text:style-name="T145">Militar</text:span></text:span><text:span text:style-name="Absatz-Standardschriftart"><text:span text:style-name="T157"> </text:span></text:span><text:span text:style-name="T151">ou</text:span><text:span text:style-name="Absatz-Standardschriftart"><text:span text:style-name="T158"> </text:span></text:span><text:span text:style-name="Absatz-Standardschriftart"><text:span text:style-name="T145">órgãos</text:span></text:span><text:span text:style-name="Absatz-Standardschriftart"><text:span text:style-name="T157"> </text:span></text:span><text:span text:style-name="Absatz-Standardschriftart"><text:span text:style-name="T145">fiscalizadores</text:span></text:span><text:span text:style-name="Absatz-Standardschriftart"><text:span text:style-name="T160"> </text:span></text:span><text:span text:style-name="Absatz-Standardschriftart"><text:span text:style-name="T161">do</text:span></text:span><text:span text:style-name="Absatz-Standardschriftart"><text:span text:style-name="T158"> </text:span></text:span><text:span text:style-name="Absatz-Standardschriftart"><text:span text:style-name="T145">exercício</text:span></text:span><text:span text:style-name="Absatz-Standardschriftart"><text:span text:style-name="T162"> </text:span></text:span><text:span text:style-name="Absatz-Standardschriftart"><text:span text:style-name="T145">profissional</text:span></text:span><text:span text:style-name="Absatz-Standardschriftart"><text:span text:style-name="T163"> </text:span></text:span><text:span text:style-name="Absatz-Standardschriftart"><text:span text:style-name="T145">(Ordens,</text:span></text:span><text:span text:style-name="Absatz-Standardschriftart"><text:span text:style-name="T164"> </text:span></text:span><text:span text:style-name="Absatz-Standardschriftart"><text:span text:style-name="T145">Conselhos,</text:span></text:span><text:span text:style-name="Absatz-Standardschriftart"><text:span text:style-name="T165"> </text:span></text:span><text:span text:style-name="Absatz-Standardschriftart"><text:span text:style-name="T145">etc.);</text:span></text:span><text:span text:style-name="T151"> </text:span><text:span text:style-name="Absatz-Standardschriftart"><text:span text:style-name="T145">Passaportes;</text:span></text:span><text:span text:style-name="Absatz-Standardschriftart"><text:span text:style-name="T165"> </text:span></text:span><text:span text:style-name="Absatz-Standardschriftart"><text:span text:style-name="T145">Carteiras</text:span></text:span><text:span text:style-name="Absatz-Standardschriftart"><text:span text:style-name="T163"> </text:span></text:span><text:span text:style-name="T151">funcionais</text:span><text:span text:style-name="Absatz-Standardschriftart"><text:span text:style-name="T163"> </text:span></text:span><text:span text:style-name="T151">do </text:span><text:span text:style-name="Absatz-Standardschriftart"><text:span text:style-name="T145">Ministério</text:span></text:span><text:span text:style-name="Absatz-Standardschriftart"><text:span text:style-name="T165"> </text:span></text:span><text:span text:style-name="Absatz-Standardschriftart"><text:span text:style-name="T145">Público</text:span></text:span><text:span text:style-name="T151"> e</text:span><text:span text:style-name="Absatz-Standardschriftart"><text:span text:style-name="T165"> </text:span></text:span><text:span text:style-name="Absatz-Standardschriftart"><text:span text:style-name="T161">da</text:span></text:span><text:span text:style-name="Absatz-Standardschriftart"><text:span text:style-name="T165"> </text:span></text:span><text:span text:style-name="Absatz-Standardschriftart"><text:span text:style-name="T145">Magistratura,</text:span></text:span><text:span text:style-name="Absatz-Standardschriftart"><text:span text:style-name="T166"> </text:span></text:span><text:span text:style-name="Absatz-Standardschriftart"><text:span text:style-name="T145">Registro Nacional </text:span></text:span><text:span text:style-name="T151">de</text:span><text:span text:style-name="Absatz-Standardschriftart"><text:span text:style-name="T145"> Estrangeiros </text:span></text:span><text:span text:style-name="T151">-</text:span><text:span text:style-name="Absatz-Standardschriftart"><text:span text:style-name="T145"> RNE, Carteira</text:span></text:span><text:span text:style-name="T151"> </text:span><text:span text:style-name="Absatz-Standardschriftart"><text:span text:style-name="T145">Nacional</text:span></text:span><text:span text:style-name="Absatz-Standardschriftart"><text:span text:style-name="T167"> </text:span></text:span><text:span text:style-name="T151">de </text:span><text:span text:style-name="Absatz-Standardschriftart"><text:span text:style-name="T145">Habilitação </text:span></text:span><text:span text:style-name="T151">-</text:span><text:span text:style-name="Absatz-Standardschriftart"><text:span text:style-name="T145"> CNH </text:span></text:span><text:span text:style-name="T151">e</text:span><text:span text:style-name="Absatz-Standardschriftart"><text:span text:style-name="T145"> Carteira</text:span></text:span><text:span text:style-name="T151"> de</text:span><text:span text:style-name="Absatz-Standardschriftart"><text:span text:style-name="T145"> Trabalho</text:span></text:span><text:span text:style-name="T151"> – CTPS. </text:span><text:span text:style-name="T153">Quantidade entregue:</text:span><text:span text:style-name="T152"> ________.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45"><text:span text:style-name="T100">Trabalhadores Assalariados: </text:span><text:span text:style-name="Absatz-Standardschriftart"><text:span text:style-name="T107">Carteira </text:span></text:span><text:span text:style-name="T107">de</text:span><text:span text:style-name="Absatz-Standardschriftart"><text:span text:style-name="T107"> Trabalho</text:span></text:span><text:span text:style-name="T107"> da</text:span><text:span text:style-name="Absatz-Standardschriftart"><text:span text:style-name="T107"> Previdência</text:span></text:span><text:span text:style-name="T107"> </text:span><text:span text:style-name="Absatz-Standardschriftart"><text:span text:style-name="T107">Social</text:span></text:span><text:span text:style-name="Absatz-Standardschriftart"><text:span text:style-name="T112"> </text:span></text:span><text:span text:style-name="T107">-</text:span><text:span text:style-name="Absatz-Standardschriftart"><text:span text:style-name="T107"> </text:span></text:span><text:span text:style-name="T107">CTPS</text:span><text:span text:style-name="Absatz-Standardschriftart"><text:span text:style-name="T107"> </text:span></text:span><text:span text:style-name="T107">-</text:span><text:span text:style-name="Absatz-Standardschriftart"><text:span text:style-name="T107"> registrada </text:span></text:span><text:span text:style-name="T107">e</text:span><text:span text:style-name="Absatz-Standardschriftart"><text:span text:style-name="T107"> atualizada</text:span></text:span><text:span text:style-name="Absatz-Standardschriftart"><text:span text:style-name="T114"> </text:span></text:span><text:span text:style-name="Absatz-Standardschriftart"><text:span text:style-name="T109">(páginas</text:span></text:span><text:span text:style-name="Absatz-Standardschriftart"><text:span text:style-name="T113"> </text:span></text:span><text:span text:style-name="T109">de </text:span><text:span text:style-name="Absatz-Standardschriftart"><text:span text:style-name="T109">identificação,</text:span></text:span><text:span text:style-name="T109"> o </text:span><text:span text:style-name="Absatz-Standardschriftart"><text:span text:style-name="T109">registro</text:span></text:span><text:span text:style-name="T109"> do </text:span><text:span text:style-name="Absatz-Standardschriftart"><text:span text:style-name="T109">último</text:span></text:span><text:span text:style-name="T109"> </text:span><text:span text:style-name="Absatz-Standardschriftart"><text:span text:style-name="T109">contrato</text:span></text:span><text:span text:style-name="T109"> de </text:span><text:span text:style-name="Absatz-Standardschriftart"><text:span text:style-name="T109">trabalho</text:span></text:span><text:span text:style-name="T109"> com a</text:span><text:span text:style-name="Absatz-Standardschriftart"><text:span text:style-name="T115"> </text:span></text:span><text:span text:style-name="Absatz-Standardschriftart"><text:span text:style-name="T109">página posterior </text:span></text:span><text:span text:style-name="T109">em</text:span><text:span text:style-name="Absatz-Standardschriftart"><text:span text:style-name="T116"> </text:span></text:span><text:span text:style-name="Absatz-Standardschriftart"><text:span text:style-name="T109">branco). </text:span></text:span><text:span text:style-name="Absatz-Standardschriftart"><text:span text:style-name="T101">Quantidade entregue:</text:span></text:span><text:span text:style-name="Absatz-Standardschriftart"><text:span text:style-name="T104"> ________. </text:span></text:span><text:span text:style-name="Absatz-Standardschriftart"><text:span text:style-name="T107">Contracheques</text:span></text:span><text:span text:style-name="Absatz-Standardschriftart"><text:span text:style-name="T109"> dos meses de</text:span></text:span><text:span text:style-name="Absatz-Standardschriftart"><text:span text:style-name="T116"> </text:span></text:span><text:span text:style-name="Absatz-Standardschriftart"><text:span text:style-name="T109">acordo com</text:span></text:span><text:span text:style-name="Absatz-Standardschriftart"><text:span text:style-name="T116"> </text:span></text:span><text:span text:style-name="Absatz-Standardschriftart"><text:span text:style-name="T109">as orientações para cálculo da</text:span></text:span><text:span text:style-name="Absatz-Standardschriftart"><text:span text:style-name="T117"> </text:span></text:span><text:span text:style-name="Absatz-Standardschriftart"><text:span text:style-name="T109">média da renda, descritas no início do item</text:span></text:span><text:span text:style-name="Absatz-Standardschriftart"><text:span text:style-name="T116"> </text:span></text:span><text:span text:style-name="Absatz-Standardschriftart"><text:span text:style-name="T109">1 deste requerimento. </text:span></text:span><text:span text:style-name="Absatz-Standardschriftart"><text:span text:style-name="T101">Quantidade entregue:</text:span></text:span><text:span text:style-name="Absatz-Standardschriftart"><text:span text:style-name="T104"> ________.</text:span></text:span><text:span text:style-name="Absatz-Standardschriftart"><text:span text:style-name="T109"> </text:span></text:span></text:p>
            <text:p text:style-name="P46"><text:span text:style-name="Absatz-Standardschriftart"><text:span text:style-name="T107">Documentos Complementares:</text:span></text:span><text:span text:style-name="Absatz-Standardschriftart"><text:span text:style-name="T109"> </text:span></text:span><text:span text:style-name="Absatz-Standardschriftart"><text:span text:style-name="T107">Declaração de IRPF</text:span></text:span><text:span text:style-name="Absatz-Standardschriftart"><text:span text:style-name="T109">, acompanhada do recibo de entrega à Receita Federal, quando houver. </text:span></text:span><text:span text:style-name="Absatz-Standardschriftart"><text:span text:style-name="T101">Quantidade entregue:</text:span></text:span><text:span text:style-name="Absatz-Standardschriftart"><text:span text:style-name="T104"> ________.</text:span></text:span><text:span text:style-name="Absatz-Standardschriftart"><text:span text:style-name="T109"> <text:s/></text:span></text:span><text:span text:style-name="Absatz-Standardschriftart"><text:span text:style-name="T107">Carnê do INSS</text:span></text:span><text:span text:style-name="Absatz-Standardschriftart"><text:span text:style-name="T109"> com recolhimento em dia, no caso de empregada doméstica. </text:span></text:span><text:span text:style-name="Absatz-Standardschriftart"><text:span text:style-name="T101">Quantidade entregue:</text:span></text:span><text:span text:style-name="Absatz-Standardschriftart"><text:span text:style-name="T104"> ________.</text:span></text:span><text:span text:style-name="Absatz-Standardschriftart"><text:span text:style-name="T109"> </text:span></text:span><text:span text:style-name="Absatz-Standardschriftart"><text:span text:style-name="T107">Extrato atualizado da conta vinculada do trabalhador no FGTS</text:span></text:span><text:span text:style-name="Absatz-Standardschriftart"><text:span text:style-name="T109">. </text:span></text:span><text:span text:style-name="Absatz-Standardschriftart"><text:span text:style-name="T101">Quantidade entregue:</text:span></text:span><text:span text:style-name="Absatz-Standardschriftart"><text:span text:style-name="T104"> ________.</text:span></text:span><text:span text:style-name="Absatz-Standardschriftart"><text:span text:style-name="T109"> </text:span></text:span><text:span text:style-name="Absatz-Standardschriftart"><text:span text:style-name="T107">Extratos bancários</text:span></text:span><text:span text:style-name="Absatz-Standardschriftart"><text:span text:style-name="T109"> dos meses de acordo com as orientações para cálculo da média da renda, descritas no início do item 1 deste requerimento. </text:span></text:span><text:span text:style-name="Absatz-Standardschriftart"><text:span text:style-name="T101">Quantidade entregue:</text:span></text:span><text:span text:style-name="Absatz-Standardschriftart"><text:span text:style-name="T104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4"><text:span text:style-name="T26">Atividade Rural:</text:span><text:span text:style-name="T29"> </text:span><text:span text:style-name="T27">Carteira de Trabalho da Previdência Social</text:span><text:span text:style-name="T30"> - CTPS - registrada e atualizada (páginas de identificação, o registro do último contrato de trabalho com a página posterior em branco). </text:span><text:span text:style-name="Absatz-Standardschriftart"><text:span text:style-name="T137">Quantidade entregue:</text:span></text:span><text:span text:style-name="Absatz-Standardschriftart"><text:span text:style-name="T138"> ________. </text:span></text:span><text:span text:style-name="T27">OU </text:span><text:span text:style-name="T26">Declaração Negativa de Carteira de Trabalho</text:span><text:span text:style-name="T31"> - CTPS</text:span><text:span text:style-name="T29">, se for o caso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Contracheques</text:span><text:span text:style-name="T29"> dos meses de acordo com as orientações para cálculo da média da renda, descritas no início do item 1 deste requerimento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OU Declaração de que exerce atividade rural</text:span><text:span text:style-name="T29">, informando inclusive a renda média mensal bruta aferida dos meses de acordo com as orientações para cálculo da média da renda, descritas no início do item 1 deste requerimento. (pode ser de Sindicato ou do próprio trabalhador). </text:span><text:span text:style-name="Absatz-Standardschriftart"><text:span text:style-name="T137">Quantidade entregue:</text:span></text:span><text:span text:style-name="Absatz-Standardschriftart"><text:span text:style-name="T138"> ________.</text:span></text:span></text:p>
            <text:p text:style-name="P15"><text:span text:style-name="T26">Documentos Com</text:span><text:span text:style-name="T28">p</text:span><text:span text:style-name="T26">lementares:</text:span><text:span text:style-name="T29"> </text:span><text:span text:style-name="T26">Declaração de IRPF</text:span><text:span text:style-name="T29">, acompanhada do recibo de entrega à Receita Federal, quando houver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Declaração de Imposto de Renda de Pessoa Jurídica (IRPJ)</text:span><text:span text:style-name="T29">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Outras declarações tributárias de pessoas jurídicas</text:span><text:span text:style-name="T29"> relacionadas ao declarante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Notas fiscais de vendas</text:span><text:span text:style-name="T29">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Extratos bancários</text:span><text:span text:style-name="T29"> dos meses de acordo com as orientações para cálculo da média da renda, descritas no início do item 1 deste requerimento. </text:span><text:span text:style-name="Absatz-Standardschriftart"><text:span text:style-name="T137">Quantidade entregue:</text:span></text:span><text:span text:style-name="Absatz-Standardschriftart"><text:span text:style-name="T138"> ________.</text:span></text:span><text:span text:style-name="T29"> </text:span><text:span text:style-name="T26">Declaração de Aptidão ao Programa Nacional de Fortalecimento da Agricultura Familiar</text:span><text:span text:style-name="T29"> (DAP).</text:span><text:span text:style-name="T139"> </text:span><text:span text:style-name="Absatz-Standardschriftart"><text:span text:style-name="T137">Quantidade entregue:</text:span></text:span><text:span text:style-name="Absatz-Standardschriftart"><text:span text:style-name="T138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22"><text:span text:style-name="T8">A</text:span><text:span text:style-name="T6">posentados e Pensionistas:</text:span><text:span text:style-name="T25"> </text:span><text:span text:style-name="T6">Carteira de Trabalho da Previdência Social</text:span><text:span text:style-name="T25"> - CTPS - registrada e atualizada (páginas de identificação, o registro do último contrato de trabalho com a página posterior em branco). </text:span><text:span text:style-name="Absatz-Standardschriftart"><text:span text:style-name="T126">Quantidade entregue:</text:span></text:span><text:span text:style-name="Absatz-Standardschriftart"><text:span text:style-name="T135"> ________.</text:span></text:span><text:span text:style-name="T25"> </text:span><text:span text:style-name="T6">OU Declaração Negativa de Carteira de Trabalho</text:span><text:span text:style-name="T25"> – CTPS, se for o caso. </text:span><text:span text:style-name="Absatz-Standardschriftart"><text:span text:style-name="T126">Quantidade </text:span></text:span><text:soft-page-break/><text:span text:style-name="Absatz-Standardschriftart"><text:span text:style-name="T126">entregue:</text:span></text:span><text:span text:style-name="Absatz-Standardschriftart"><text:span text:style-name="T135"> ________.</text:span></text:span><text:span text:style-name="T25"> </text:span><text:span text:style-name="T6">Extrato do benefício</text:span><text:span text:style-name="T25"> dos meses de acordo com as orientações para cálculo da média da renda, descritas no início do item 1 deste requerimento. </text:span><text:span text:style-name="Absatz-Standardschriftart"><text:span text:style-name="T126">Quantidade entregue:</text:span></text:span><text:span text:style-name="Absatz-Standardschriftart"><text:span text:style-name="T135"> ________.</text:span></text:span></text:p>
            <text:p text:style-name="P18"><text:span text:style-name="T6">Documentos Complementares: Declaração de IRPF</text:span><text:span text:style-name="T21">, acompanhada do recibo de entrega à Receita Federal, quando houver. <text:s/>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1"> </text:span><text:span text:style-name="T6">Extratos bancários</text:span><text:span text:style-name="T21"> dos meses de acordo com as orientações para cálculo da média da renda, descritas no início do item 1 deste requerimento. 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23"><text:span text:style-name="T26">Autônomos e Profissionais Liberais:</text:span><text:span text:style-name="T32"> </text:span><text:span text:style-name="T26">Carteira de Trabalho da Previdência Social</text:span><text:span text:style-name="T32"> - CTPS - registrada e atualizada (páginas de identificação, o registro do último contrato de trabalho com a página posterior em branco)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OU Declaração Negativa de Carteira de Trabalho</text:span><text:span text:style-name="T32"> – CTPS, se for o caso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Declaração de Rendimentos</text:span><text:span text:style-name="T32">, informando a atividade que realiza e a renda média mensal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Declaração de IRPF acompanhada do recibo de entrega à Receita Federal do Brasil e da respectiva notificação de restituição, ou, para dispensados de declarar o IRRF, imprimir sua atual “Situação das Declarações IRPF”</text:span><text:span text:style-name="T32"> contendo a informação de que não há declaração na base de dados da Receita Federal, a ser obtida no endereço eletrônico </text:span><text:a xlink:type="simple" xlink:href="http://www.receita.fazenda.gov.br/aplicacoes/atrjo/consrest/atual.app/paginas/index.asp" text:style-name="Internet_20_link" text:visited-style-name="Visited_20_Internet_20_Link"><text:span text:style-name="T174">http://www.receita.fazenda.gov.br/aplicacoes/atrjo/consrest/atual.app/paginas/index.asp</text:span></text:a><text:span text:style-name="T32">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/text:p>
            <text:p text:style-name="P23"><text:span text:style-name="T26">Documentos Complementares:</text:span><text:span text:style-name="T32"> </text:span><text:span text:style-name="T26">Declaração Comprobatória de Percepção de Rendimentos</text:span><text:span text:style-name="T32"> (DECORE)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Guia de recolhimento do INSS</text:span><text:span text:style-name="T32">, com comprovante de pagamento do último mês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Declarações tributárias referentes a pessoas jurídicas</text:span><text:span text:style-name="T32"> vinculadas ao declarante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Extratos bancários</text:span><text:span text:style-name="T32"> dos meses de acordo com as orientações para cálculo da média da renda, descritas no início do item 1 deste requerimento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Carnê-leão</text:span><text:span text:style-name="T32">. </text:span><text:span text:style-name="Absatz-Standardschriftart"><text:span text:style-name="T137">Quantidade entregue:</text:span></text:span><text:span text:style-name="Absatz-Standardschriftart"><text:span text:style-name="T141"> ________.</text:span></text:span><text:span text:style-name="T32"> </text:span><text:span text:style-name="T26">Documento de Arrecadação de Receitas Federais</text:span><text:span text:style-name="T32"> (DARF).</text:span><text:span text:style-name="T140"> </text:span><text:span text:style-name="Absatz-Standardschriftart"><text:span text:style-name="T137">Quantidade entregue:</text:span></text:span><text:span text:style-name="Absatz-Standardschriftart"><text:span text:style-name="T141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9"><text:span text:style-name="T9">Rendimentos com Aluguel ou Arrendamento de Bens </text:span><text:span text:style-name="T10">(Locador)</text:span><text:span text:style-name="T9">: </text:span><text:span text:style-name="T8">Carteira de Trabalho da Previdência Social</text:span><text:span text:style-name="T22"> - CTPS - registrada e atualizada (páginas de identificação, o registro do último contrato de trabalho com a página posterior em branco).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2"> </text:span><text:span text:style-name="T8">OU </text:span><text:span text:style-name="T9">Declaração Negativa de Carteira de Trabalho</text:span><text:span text:style-name="T23"> – CTPS, se for o caso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3"> </text:span><text:span text:style-name="T9">Contrato de Locação e/ou Arrendamento</text:span><text:span text:style-name="T23">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  <text:p text:style-name="P21"><text:span text:style-name="T9">Documentos Complementares</text:span><text:span text:style-name="T20">: </text:span><text:span text:style-name="T9">Declaração de IRPF</text:span><text:span text:style-name="T20">, acompanhada do recibo de entrega à Receita Federal, quando houver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0"> </text:span><text:span text:style-name="T9">Declaração Comprobatória de Percepção de Rendimentos</text:span><text:span text:style-name="T20"> (DECORE)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0"> </text:span><text:span text:style-name="T9">Extratos bancários</text:span><text:span text:style-name="T20"> dos meses de acordo com as orientações para cálculo da média da renda, descritas no início do item 1 deste requerimento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8"><text:span text:style-name="T127">Desempregados: Documentos Obrigatórios para quem recebe seguro-desemprego: </text:span><text:span text:style-name="T125">Carteira de Trabalho da Previdência Social</text:span><text:span text:style-name="T129"> - CTPS - registrada e atualizada (páginas de identificação, o registro do último contrato de trabalho com a página posterior em branco).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29"> </text:span><text:span text:style-name="T127">Guia do seguro-desemprego e comprovantes de recebimento dos meses</text:span><text:span text:style-name="T132"> de acordo com as orientações para cálculo da média da renda, descritas no início do item 1 deste requerimento.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32"> </text:span></text:p>
            <text:p text:style-name="P18"><text:span text:style-name="T127">Documentos Obrigatórios para quem NÃO recebe seguro-desemprego: Carteira de Trabalho da Previdência Social</text:span><text:span text:style-name="T133"> - CTPS - registrada e atualizada (páginas de identificação, o registro do último contrato de trabalho com a página posterior em branco). </text:span><text:span text:style-name="T127">OU Declaração Negativa de Carteira de Trabalho</text:span><text:span text:style-name="T133"> - CTPS, se for o caso.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33"> </text:span><text:span text:style-name="T127">Declaração de Desempregado</text:span><text:span text:style-name="T133">. 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  <text:p text:style-name="P22"><text:span text:style-name="Absatz-Standardschriftart"><text:span text:style-name="T127">Documentos Complementares:</text:span></text:span><text:span text:style-name="Absatz-Standardschriftart"><text:span text:style-name="T136"> </text:span></text:span><text:span text:style-name="Absatz-Standardschriftart"><text:span text:style-name="T127">Declaração de IRPF</text:span></text:span><text:span text:style-name="Absatz-Standardschriftart"><text:span text:style-name="T136">, acompanhada do recibo de entrega à Receita Federal, quando houver. </text:span></text:span><text:span text:style-name="Absatz-Standardschriftart"><text:span text:style-name="T126">Quantidade entregue:</text:span></text:span><text:span text:style-name="Absatz-Standardschriftart"><text:span text:style-name="T135"> ________.</text:span></text:span></text:p>
          </table:table-cell>
        </table:table-row>
        <table:table-row table:style-name="Tabela1.9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21"><text:span text:style-name="T8">Sem renda:</text:span><text:span text:style-name="T22"> </text:span><text:span text:style-name="T9">Carteira de Trabalho da Previdência Social</text:span><text:span text:style-name="T23"> - CTPS - registrada e atualizada (páginas de identificação, o registro do último contrato de trabalho com a página posterior em branco).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3"> </text:span><text:span text:style-name="T9">OU </text:span><text:span text:style-name="T8">Declaração Negativa de Carteira de Trabalho</text:span><text:span text:style-name="T22"> – CTPS, se for o caso.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2"> </text:span><text:span text:style-name="T8">Declaração Negativa de Rendimentos</text:span><text:span text:style-name="T22">. 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  <text:p text:style-name="P21"><text:span text:style-name="Absatz-Standardschriftart"><text:span text:style-name="T8">Documentos Complementares:</text:span></text:span><text:span text:style-name="Absatz-Standardschriftart"><text:span text:style-name="T19"> </text:span></text:span><text:span text:style-name="Absatz-Standardschriftart"><text:span text:style-name="T8">Declaração de IRPF</text:span></text:span><text:span text:style-name="Absatz-Standardschriftart"><text:span text:style-name="T19">, acompanhada do recibo de entrega à Receita Federal, quando houver.</text:span></text:span><text:span text:style-name="Absatz-Standardschriftart"><text:span text:style-name="T131"> 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20"><text:span text:style-name="T6">T</text:span><text:span text:style-name="T8">rabalhadores</text:span><text:span text:style-name="T6"> </text:span><text:span text:style-name="T8">com</text:span><text:span text:style-name="T6"> R</text:span><text:span text:style-name="T8">endimentos </text:span><text:span text:style-name="T6">I</text:span><text:span text:style-name="T8">nformais (</text:span><text:span text:style-name="T6">“BICOS”</text:span><text:span text:style-name="T8">)</text:span><text:span text:style-name="T6">:</text:span><text:span text:style-name="T17"> </text:span><text:span text:style-name="T6">Carteira de Trabalho da Previdência Social</text:span><text:span text:style-name="T17"> - CTPS - registrada e atualizada (páginas de identificação, o registro do último contrato de trabalho com a página posterior em branco)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7"> </text:span><text:span text:style-name="T6">OU Declaração Negativa de Carteira de Trabalho</text:span><text:span text:style-name="T17"> – CTPS, se for o caso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7"> </text:span><text:span text:style-name="T6">Declaração de Rendimentos</text:span><text:span text:style-name="T17">, informando a atividade que realiza e a renda média mensal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7"> </text:span></text:p>
            <text:p text:style-name="P47"><text:span text:style-name="T108">Documentos Complementares:</text:span><text:span text:style-name="T111"> </text:span><text:span text:style-name="T108">Declaração de IRPF</text:span><text:span text:style-name="T111">, acompanhada do recibo de entrega à Receita Federal, quando houver.</text:span><text:span text:style-name="T110"> </text:span><text:span text:style-name="Absatz-Standardschriftart"><text:span text:style-name="T101">Quantidade entregue:</text:span></text:span><text:span text:style-name="Absatz-Standardschriftart"><text:span text:style-name="T106"> ________.</text:span></text:span></text:p>
          </table:table-cell>
        </table:table-row>
        <table:table-row table:style-name="Tabela1.3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47"><text:span text:style-name="T102">Empresário/Microempreendedor Individual/Microempresa:</text:span><text:span text:style-name="T105"> </text:span><text:span text:style-name="T99">Carteira de Trabalho da Previdência Social</text:span><text:span text:style-name="T103"> - CTPS - registrada e atualizada (páginas de identificação, o registro do último contrato de trabalho com a página posterior em branco).</text:span><text:span text:style-name="T110"> </text:span><text:span text:style-name="Absatz-Standardschriftart"><text:span text:style-name="T101">Quantidade entregue:</text:span></text:span><text:span text:style-name="Absatz-Standardschriftart"><text:span text:style-name="T106"> ________.</text:span></text:span><text:span text:style-name="T103"> </text:span><text:span text:style-name="T99">OU </text:span><text:span text:style-name="T102">Declaração Negativa de Carteira de Trabalho</text:span><text:span text:style-name="T105"> – CTPS, se for o caso.</text:span><text:span text:style-name="T110"> </text:span><text:span text:style-name="Absatz-Standardschriftart"><text:span text:style-name="T101">Quantidade entregue:</text:span></text:span><text:span text:style-name="Absatz-Standardschriftart"><text:span text:style-name="T106"> ________.</text:span></text:span><text:span text:style-name="T105"> </text:span><text:span text:style-name="T102">Pró-labore ou Declaração Anual do Simples Nacional (SIMEI) ou Simples Nacional</text:span><text:span text:style-name="T105">, último vigente.</text:span><text:span text:style-name="T110"> </text:span><text:span text:style-name="Absatz-Standardschriftart"><text:span text:style-name="T101">Quantidade entregue:</text:span></text:span><text:span text:style-name="Absatz-Standardschriftart"><text:span text:style-name="T106"> ________.</text:span></text:span><text:span text:style-name="T105"> </text:span><text:span text:style-name="T102">Declaração de IRPF acompanhada do recibo de entrega à Receita Federal do Brasil e da respectiva notificação de restituição, ou, para dispensados de declarar o IRRF, imprimir sua atual “Situação das Declarações IRPF”</text:span><text:span text:style-name="T105"> contendo a informação de que não há declaração na base de dados da Receita Federal, a ser obtida no endereço eletrônico </text:span><text:a xlink:type="simple" xlink:href="http://www.receita.fazenda.gov.br/aplicacoes/atrjo/consrest/atual.app/paginas/index.asp" text:style-name="Internet_20_link" text:visited-style-name="Visited_20_Internet_20_Link"><text:span text:style-name="T168">http://www.receita.fazenda.gov.br/aplicacoes/atrjo/consrest/atual.app/paginas/index.asp</text:span></text:a><text:span text:style-name="T105">.</text:span><text:span text:style-name="T110"> </text:span><text:span text:style-name="Absatz-Standardschriftart"><text:span text:style-name="T101">Quantidade entregue:</text:span></text:span><text:span text:style-name="Absatz-Standardschriftart"><text:span text:style-name="T106"> ________.</text:span></text:span></text:p>
            <text:p text:style-name="P20"><text:span text:style-name="Absatz-Standardschriftart"><text:span text:style-name="T127">Documentos Complementares:</text:span></text:span><text:span text:style-name="Absatz-Standardschriftart"><text:span text:style-name="T131"> </text:span></text:span><text:span text:style-name="Absatz-Standardschriftart"><text:span text:style-name="T127">Escritura Contábil Fiscal</text:span></text:span><text:span text:style-name="Absatz-Standardschriftart"><text:span text:style-name="T131"> (ECF).</text:span></text:span><text:span text:style-name="Absatz-Standardschriftart"><text:span text:style-name="T21"> 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Absatz-Standardschriftart"><text:span text:style-name="T131"> </text:span></text:span><text:span text:style-name="Absatz-Standardschriftart"><text:span text:style-name="T127">Declaração Comprobatória de Percepção de Rendimentos</text:span></text:span><text:span text:style-name="Absatz-Standardschriftart"><text:span text:style-name="T131"> (DECORE).</text:span></text:span><text:span text:style-name="Absatz-Standardschriftart"><text:span text:style-name="T21"> 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Absatz-Standardschriftart"><text:span text:style-name="T131"> </text:span></text:span><text:span text:style-name="Absatz-Standardschriftart"><text:span text:style-name="T127">Guia de recolhimento do FGTS e informações à previdência social</text:span></text:span><text:span text:style-name="Absatz-Standardschriftart"><text:span text:style-name="T131"> (GFIP). </text:span></text:span><text:span text:style-name="Absatz-Standardschriftart"><text:span text:style-name="T21"><text:s/>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</table:table-cell>
        </table:table-row>
        <table:table-row table:style-name="Tabela1.12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20"><text:span text:style-name="T7">Recebedores de Pensão Alimentícia ou Ajuda Financeira:</text:span><text:span text:style-name="T24"> </text:span><text:span text:style-name="T5">Carteira de Trabalho da Previdência Social</text:span><text:span text:style-name="T16"> - CTPS - registrada e atualizada (páginas de identificação, o registro do último contrato de trabalho com a página posterior em branco)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6"> </text:span><text:span text:style-name="T5">OU </text:span><text:span text:style-name="T7">Declaração Negativa de Carteira de Trabalho</text:span><text:span text:style-name="T24"> – CTPS, se for o caso. </text:span><text:span text:style-name="T21"><text:s/>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4"> </text:span><text:span text:style-name="T7">Decisão judicial</text:span><text:span text:style-name="T24"> discriminando o nome dos beneficiários e o valor a ser pago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4"> </text:span><text:span text:style-name="T7">OU Declaração de recebimento de pensão alimentícia</text:span><text:span text:style-name="T24">, se for o caso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4"> </text:span><text:span text:style-name="T7">OU Declaração de Rendimentos</text:span><text:span text:style-name="T24">, para o caso de ajuda financeira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24"> </text:span></text:p>
            <text:p text:style-name="P20"><text:span text:style-name="Absatz-Standardschriftart"><text:span text:style-name="T7">Documentos Complementares:</text:span></text:span><text:span text:style-name="Absatz-Standardschriftart"><text:span text:style-name="T18"> Depósito identificado.</text:span></text:span><text:span text:style-name="Absatz-Standardschriftart"><text:span text:style-name="T21"> 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Absatz-Standardschriftart"><text:span text:style-name="T18"> </text:span></text:span><text:span text:style-name="Absatz-Standardschriftart"><text:span text:style-name="T7">Comprovante do pagador</text:span></text:span><text:span text:style-name="Absatz-Standardschriftart"><text:span text:style-name="T18">, com identificação do valor pago e natureza do pagamento.</text:span></text:span><text:span text:style-name="Absatz-Standardschriftart"><text:span text:style-name="T21"> 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Absatz-Standardschriftart"><text:span text:style-name="T18"> </text:span></text:span><text:span text:style-name="Absatz-Standardschriftart"><text:span text:style-name="T7">Declaração de IRPF</text:span></text:span><text:span text:style-name="Absatz-Standardschriftart"><text:span text:style-name="T18">, acompanhada do recibo de entrega à Receita Federal, quando houver.</text:span></text:span><text:span text:style-name="Absatz-Standardschriftart"><text:span text:style-name="T21"> </text:span>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</table:table-cell>
        </table:table-row>
        <table:table-row table:style-name="Tabela1.12">
          <table:table-cell table:style-name="Tabela1.A13" office:value-type="string">
            <text:p text:style-name="P12"/>
          </table:table-cell>
          <table:table-cell table:style-name="Tabela1.A13" office:value-type="string">
            <text:p text:style-name="P16"><text:span text:style-name="T128">Estagiário ou Bolsista:</text:span><text:span text:style-name="T134"> </text:span><text:span text:style-name="T125">Carteira de Trabalho da Previdência Social</text:span><text:span text:style-name="T129"> - CTPS - registrada e atualizada (páginas de identificação, o registro do último contrato de trabalho com a página posterior em branco)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29"> </text:span><text:span text:style-name="T125">OU </text:span><text:span text:style-name="T128">Declaração Negativa de Carteira de Trabalho</text:span><text:span text:style-name="T134"> – CTPS, se for o caso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34"> </text:span><text:span text:style-name="T128">Contrato de estágio ou termo de compromisso de bolsa</text:span><text:span text:style-name="T134">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34"> </text:span><text:span text:style-name="T128">Comprovante de recebimento</text:span><text:span text:style-name="T134"> dos períodos solicitados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/text:p>
            <text:p text:style-name="P17"><text:span text:style-name="T128">Documentos Complementares:</text:span><text:span text:style-name="T134"> </text:span><text:span text:style-name="T128">Declaração de IRPF</text:span><text:span text:style-name="T134">, acompanhada do recibo de entrega à Receita Federal, quando houver.</text:span><text:span text:style-name="T21"> </text:span><text:span text:style-name="Absatz-Standardschriftart"><text:span text:style-name="T126">Quantidade entregue:</text:span></text:span><text:span text:style-name="Absatz-Standardschriftart"><text:span text:style-name="T130"> ________.</text:span></text:span><text:span text:style-name="T134"> </text:span><text:span text:style-name="T128">Extratos bancários</text:span><text:span text:style-name="T134"> dos meses de acordo com as orientações para cálculo da média da renda, descritas no início do item 1 deste requerimento. </text:span><text:span text:style-name="Absatz-Standardschriftart"><text:span text:style-name="T126">Quantidade entregue:</text:span></text:span><text:span text:style-name="Absatz-Standardschriftart"><text:span text:style-name="T130"> ________. </text:span></text:span></text:p>
          </table:table-cell>
        </table:table-row>
      </table:table>
      <text:p text:style-name="P56"><text:span text:style-name="Absatz-Standardschriftart"><text:span text:style-name="T124">FLORIANÓPOLIS</text:span></text:span><text:span text:style-name="Absatz-Standardschriftart"><text:span text:style-name="T123">, </text:span></text:span><text:span text:style-name="Absatz-Standardschriftart"><text:span text:style-name="T124">05</text:span></text:span><text:span text:style-name="Absatz-Standardschriftart"><text:span text:style-name="T123"> de </text:span></text:span><text:span text:style-name="Absatz-Standardschriftart"><text:span text:style-name="T124">FEVEREIRO</text:span></text:span><text:span text:style-name="Absatz-Standardschriftart"><text:span text:style-name="T123"> de 20</text:span></text:span><text:span text:style-name="Absatz-Standardschriftart"><text:span text:style-name="T124">24.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/>
            <text:p text:style-name="P8"><text:span text:style-name="Absatz-Standardschriftart"><text:span text:style-name="T172">Servidor Responsável</text:span></text:span></text:p>
            <text:p text:style-name="P9"><text:span text:style-name="Absatz-Standardschriftart"><text:span text:style-name="T34">Data </text:span></text:span><text:span text:style-name="Absatz-Standardschriftart"><text:span text:style-name="T35">de recebimento</text:span></text:span><text:span text:style-name="Absatz-Standardschriftart"><text:span text:style-name="T34">: ______/______/______</text:span></text:span></text:p>
          </table:table-cell>
          <table:table-cell table:style-name="Tabela4.A1" office:value-type="string">
            <text:p text:style-name="P8"/>
            <text:p text:style-name="P10"><text:span text:style-name="Absatz-Standardschriftart"/></text:p>
            <text:p text:style-name="P8"><text:span text:style-name="Absatz-Standardschriftart"><text:span text:style-name="T36">Assinatura</text:span></text:span><text:span text:style-name="Absatz-Standardschriftart"><text:span text:style-name="T39"> </text:span></text:span><text:span text:style-name="Absatz-Standardschriftart"><text:span text:style-name="T172">do</text:span></text:span><text:span text:style-name="Absatz-Standardschriftart"><text:span text:style-name="T36"> </text:span></text:span><text:span text:style-name="Absatz-Standardschriftart"><text:span text:style-name="T33">candidato</text:span></text:span><text:span text:style-name="Absatz-Standardschriftart"><text:span text:style-name="T36">/discente</text:span></text:span></text:p>
          </table:table-cell>
        </table:table-row>
      </table:table>
      <text:p text:style-name="P55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0.24cm" fo:margin-right="0cm" fo:margin-top="0.131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1.236cm" fo:margin-right="0cm" fo:margin-top="0.131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margin-top="0cm" fo:margin-bottom="0cm" style:contextual-spacing="false" fo:line-height="0.395cm" fo:text-indent="0cm" style:auto-text-indent="false">
        <style:tab-stops/>
      </style:paragraph-properties>
    </style:style>
    <style:style style:name="MP3" style:family="paragraph" style:parent-style-name="Standard">
      <style:paragraph-properties fo:line-height="5%"/>
      <style:text-properties fo:font-size="1pt" style:font-size-asian="1pt" style:font-size-complex="1pt"/>
    </style:style>
    <style:style style:name="MP4" style:family="paragraph" style:parent-style-name="Textkörper">
      <style:paragraph-properties fo:margin-left="0.035cm" fo:margin-right="0.032cm" fo:margin-top="0.005cm" fo:margin-bottom="0cm" style:contextual-spacing="false" fo:line-height="0.395cm" fo:text-indent="0cm" style:auto-text-indent="false">
        <style:tab-stops/>
      </style:paragraph-properties>
    </style:style>
    <style:style style:name="MT1" style:family="text">
      <style:text-properties style:font-name="Times New Roman" fo:letter-spacing="0.104cm" style:text-scale="99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0.882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552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1.161cm" fo:margin-bottom="0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8026*" fo:start-indent="0cm" fo:end-indent="0.035cm"/>
          <style:column style:rel-width="2954*" fo:start-indent="0.035cm" fo:end-indent="0cm"/>
        </style:columns>
        <style:footnote-sep style:width="0.018cm" style:line-style="solid" style:adjustment="left" style:rel-width="33%" style:color="#000000"/>
      </style:page-layout-properties>
      <style:header-style>
        <style:header-footer-properties fo:min-height="0.392cm" fo:margin-left="0cm" fo:margin-right="0cm" fo:margin-bottom="0cm" style:dynamic-spacing="true"/>
      </style:header-style>
      <style:footer-style/>
    </style:page-layout>
    <style:page-layout style:name="Mpm5">
      <style:page-layout-properties fo:page-width="20.99cm" fo:page-height="29.704cm" style:num-format="1" style:print-orientation="portrait" fo:margin-top="1.552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0.99cm" fo:page-height="29.704cm" style:num-format="1" style:print-orientation="portrait" fo:margin-top="0cm" fo:margin-bottom="0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847cm" fo:margin-left="0cm" fo:margin-right="0cm" fo:margin-bottom="0cm" style:dynamic-spacing="true"/>
      </style:header-style>
      <style:footer-style/>
    </style:page-layout>
    <style:page-layout style:name="Mpm7">
      <style:page-layout-properties fo:page-width="20.99cm" fo:page-height="29.704cm" style:num-format="1" style:print-orientation="portrait" fo:margin-top="1.129cm" fo:margin-bottom="0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847cm" fo:margin-left="0cm" fo:margin-right="0cm" fo:margin-bottom="0cm" style:dynamic-spacing="true"/>
      </style:header-style>
      <style:footer-style/>
    </style:page-layout>
    <style:page-layout style:name="Mpm8">
      <style:page-layout-properties fo:page-width="20.99cm" fo:page-height="29.704cm" style:num-format="1" style:print-orientation="portrait" fo:margin-top="1.976cm" fo:margin-bottom="0.494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>
      <style:header>
        <text:p text:style-name="MP1"><draw:frame draw:style-name="Mfr1" draw:name="Text Box 3" text:anchor-type="paragraph" svg:x="2.014cm" svg:y="1.27cm" svg:width="11.952cm" style:rel-width="scale" svg:height="0.423cm" style:rel-height="scale" draw:z-index="0"><draw:text-box><text:p text:style-name="MP2"><text:span text:style-name="Absatz-Standardschriftart">Carteira </text:span>de<text:span text:style-name="Absatz-Standardschriftart"> Trabalho</text:span> da<text:span text:style-name="Absatz-Standardschriftart"> Previdência</text:span> <text:span text:style-name="Absatz-Standardschriftart">Social </text:span>-<text:span text:style-name="Absatz-Standardschriftart"> </text:span>CTPS<text:span text:style-name="Absatz-Standardschriftart"> </text:span>-<text:span text:style-name="Absatz-Standardschriftart"> registrada </text:span>e<text:span text:style-name="Absatz-Standardschriftart"> atualizada</text:span></text:p></draw:text-box></draw:frame></text:p>
      </style:header>
    </style:master-page>
    <style:master-page style:name="MP8" style:page-layout-name="Mpm5" draw:style-name="Mdp1">
      <style:header>
        <text:p text:style-name="MP1"><draw:frame draw:style-name="Mfr1" draw:name="Text Box 31" text:anchor-type="paragraph" svg:x="2.014cm" svg:y="1.27cm" svg:width="11.952cm" style:rel-width="scale" svg:height="0.423cm" style:rel-height="scale" draw:z-index="0"><draw:text-box><text:p text:style-name="MP2"><text:span text:style-name="Absatz-Standardschriftart">Carteira </text:span>de<text:span text:style-name="Absatz-Standardschriftart"> Trabalho</text:span> da<text:span text:style-name="Absatz-Standardschriftart"> Previdência</text:span> <text:span text:style-name="Absatz-Standardschriftart">Social </text:span>-<text:span text:style-name="Absatz-Standardschriftart"> </text:span>CTPS<text:span text:style-name="Absatz-Standardschriftart"> </text:span>-<text:span text:style-name="Absatz-Standardschriftart"> registrada </text:span>e<text:span text:style-name="Absatz-Standardschriftart"> atualizada</text:span></text:p></draw:text-box></draw:frame></text:p>
      </style:header>
    </style:master-page>
    <style:master-page style:name="MP9" style:page-layout-name="Mpm6" draw:style-name="Mdp1">
      <style:header>
        <text:p text:style-name="MP3"/>
      </style:header>
    </style:master-page>
    <style:master-page style:name="MP10" style:page-layout-name="Mpm7" draw:style-name="Mdp1">
      <style:header>
        <text:p text:style-name="MP1"><draw:frame draw:style-name="Mfr1" draw:name="Text Box 2" text:anchor-type="paragraph" svg:x="2.014cm" svg:y="1.199cm" svg:width="12.026cm" style:rel-width="scale" svg:height="0.818cm" style:rel-height="scale" draw:z-index="0"><draw:text-box><text:p text:style-name="MP4"><text:span text:style-name="Absatz-Standardschriftart">Declaração </text:span>de <text:span text:style-name="Absatz-Standardschriftart">IRPF,</text:span> acompanhada<text:span text:style-name="Absatz-Standardschriftart"> </text:span>do <text:span text:style-name="Absatz-Standardschriftart">recibo</text:span> de <text:span text:style-name="Absatz-Standardschriftart">entrega </text:span>à <text:span text:style-name="Absatz-Standardschriftart">Receita</text:span> <text:span text:style-name="Absatz-Standardschriftart">Federal,</text:span><text:span text:style-name="Absatz-Standardschriftart"><text:span text:style-name="MT1"> </text:span></text:span><text:span text:style-name="Absatz-Standardschriftart">quando houver.</text:span></text:p></draw:text-box></draw:frame><draw:frame draw:style-name="Mfr1" draw:name="Text Box 1" text:anchor-type="paragraph" svg:x="15.184cm" svg:y="1.312cm" svg:width="3.494cm" style:rel-width="scale" svg:height="0.423cm" style:rel-height="scale" draw:z-index="0"><draw:text-box><text:p text:style-name="MP2"><text:span text:style-name="Absatz-Standardschriftart">Quantidade entregue:</text:span></text:p></draw:text-box></draw:frame></text:p>
      </style:header>
    </style:master-page>
    <style:master-page style:name="MP11" style:page-layout-name="Mpm8" draw:style-name="Mdp1">
      <style:header>
        <text:p text:style-name="MP1"><draw:frame draw:style-name="Mfr1" draw:name="Text Box 21" text:anchor-type="paragraph" svg:x="2.014cm" svg:y="1.199cm" svg:width="12.026cm" style:rel-width="scale" svg:height="0.818cm" style:rel-height="scale" draw:z-index="0"><draw:text-box><text:p text:style-name="MP4"><text:span text:style-name="Absatz-Standardschriftart">Declaração </text:span>de <text:span text:style-name="Absatz-Standardschriftart">IRPF,</text:span> acompanhada<text:span text:style-name="Absatz-Standardschriftart"> </text:span>do <text:span text:style-name="Absatz-Standardschriftart">recibo</text:span> de <text:span text:style-name="Absatz-Standardschriftart">entrega </text:span>à <text:span text:style-name="Absatz-Standardschriftart">Receita</text:span> <text:span text:style-name="Absatz-Standardschriftart">Federal,</text:span><text:span text:style-name="Absatz-Standardschriftart"><text:span text:style-name="MT1"> </text:span></text:span><text:span text:style-name="Absatz-Standardschriftart">quando houver.</text:span></text:p></draw:text-box></draw:frame><draw:frame draw:style-name="Mfr1" draw:name="Text Box 11" text:anchor-type="paragraph" svg:x="15.184cm" svg:y="1.312cm" svg:width="3.494cm" style:rel-width="scale" svg:height="0.423cm" style:rel-height="scale" draw:z-index="0"><draw:text-box><text:p text:style-name="MP2"><text:span text:style-name="Absatz-Standardschriftart">Quantidade entregue: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Online2PDF.com</meta:initial-creator>
    <meta:creation-date>2018-04-03T09:45:00Z</meta:creation-date>
    <dc:date>2024-02-06T00:40:44.740000000</dc:date>
    <meta:editing-cycles>60</meta:editing-cycles>
    <meta:editing-duration>PT7H7M53S</meta:editing-duration>
    <meta:document-statistic meta:table-count="3" meta:image-count="1" meta:object-count="0" meta:page-count="2" meta:paragraph-count="70" meta:word-count="1931" meta:character-count="14046" meta:non-whitespace-character-count="12102"/>
    <meta:user-defined meta:name="Created" meta:value-type="date">2018-04-03T00:00:00</meta:user-defined>
    <meta:user-defined meta:name="LastSaved" meta:value-type="date">2018-04-03T00:00:00</meta:user-defined>
    <meta:template xlink:type="simple" xlink:actuate="onRequest" xlink:title="" xlink:href="../../../../../priscila.bortolotto/AppData/Local/Microsoft/Windows/Temporary%20Internet%20Files/Low/Content.IE5/Downloads/Requerimento%20para%20comprovacao%20da%20renda.odt/Normal.dotm"/>
  </office:meta>
</office:document-meta>
</file>